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Dialogs/dialog-lc.xml" manifest:media-type="text/xml"/>
  <manifest:file-entry manifest:full-path="Dialogs/Standard/dialog-lb.xml" manifest:media-type="text/xml"/>
  <manifest:file-entry manifest:full-path="Dialogs/Standard/DialogSetup.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SmtpService.xml" manifest:media-type="text/xml"/>
  <manifest:file-entry manifest:full-path="Basic/Standard/DataBase.xml" manifest:media-type="text/xml"/>
  <manifest:file-entry manifest:full-path="Basic/Standard/Control.xml" manifest:media-type="text/xml"/>
  <manifest:file-entry manifest:full-path="Basic/Standard/Dialog.xml" manifest:media-type="text/xml"/>
  <manifest:file-entry manifest:full-path="Basic/Standard/MailMerge.xml" manifest:media-type="text/xml"/>
  <manifest:file-entry manifest:full-path="Basic/Standard/MailMessage.xml" manifest:media-type="text/xml"/>
  <manifest:file-entry manifest:full-path="Basic/Standard/_License.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position="sub 58%"/>
    </style:style>
    <style:style style:name="P2" style:family="paragraph">
      <style:paragraph-properties fo:text-align="start"/>
      <style:text-properties style:text-line-through-style="none" style:text-line-through-type="none" style:font-name="Liberation Sans" fo:font-size="14pt" fo:font-style="normal" style:text-underline-style="none" fo:font-weight="bold"/>
    </style:style>
    <style:style style:name="P3" style:family="paragraph">
      <style:paragraph-properties fo:text-align="start"/>
    </style:style>
    <style:style style:name="P4"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P5" style:family="paragraph">
      <style:paragraph-properties fo:text-align="start"/>
      <style:text-properties style:text-line-through-style="none" style:text-line-through-type="none" style:font-name="Liberation Sans" fo:font-size="12pt" fo:font-style="normal" style:text-underline-style="none" fo:font-weight="normal"/>
    </style:style>
    <style:style style:name="P6" style:family="paragraph">
      <style:paragraph-properties fo:text-align="start"/>
      <style:text-properties fo:color="#999999" style:text-line-through-style="none" style:text-line-through-type="none" style:font-name="Liberation Sans" fo:font-size="12pt" fo:font-style="normal" style:text-underline-style="none" fo:font-weight="normal"/>
    </style:style>
    <style:style style:name="P7" style:family="paragraph">
      <style:paragraph-properties fo:text-align="start"/>
      <style:text-properties style:font-name="Liberation Sans2" fo:font-size="14pt" fo:font-weight="bold"/>
    </style:style>
    <style:style style:name="P8" style:family="paragraph">
      <style:paragraph-properties fo:text-align="start"/>
      <style:text-properties style:font-name="Liberation Sans3" fo:font-size="12pt"/>
    </style:style>
    <style:style style:name="P9" style:family="paragraph">
      <style:paragraph-properties fo:text-align="center"/>
      <style:text-properties style:text-line-through-style="none" style:text-line-through-type="none" style:font-name="Liberation Sans" fo:font-size="16pt" fo:font-style="normal" style:text-underline-style="none" fo:font-weight="bold"/>
    </style:style>
    <style:style style:name="P10" style:family="paragraph">
      <style:text-properties style:text-line-through-style="none" style:text-line-through-type="none" style:font-name="Liberation Sans1" fo:font-size="12pt" fo:font-style="normal" style:text-underline-style="none" fo:font-weight="normal"/>
    </style:style>
    <style:style style:name="P11" style:family="paragraph">
      <style:paragraph-properties fo:text-align="start"/>
      <style:text-properties style:text-line-through-style="none" style:text-line-through-type="none" style:font-name="Liberation Sans" fo:font-size="12pt" fo:font-style="normal" style:text-underline-style="none" fo:font-weight="bold"/>
    </style:style>
    <style:style style:name="gr1" style:family="graphic">
      <style:graphic-properties draw:textarea-vertical-align="middle"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fo:background-color="#eeeeee"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data-style-name="C121">
      <style:graphic-properties style:wrap="run-through" style:number-wrapped-paragraphs="no-limit" style:vertical-pos="from-top" style:vertical-rel="page" style:horizontal-pos="from-left" style:horizontal-rel="paragraph" draw:wrap-influence-on-position="once-concurrent" style:flow-with-text="false"/>
    </style:style>
    <number:date-style style:name="C121" number:language="en" number:country="US">
      <number:day number:style="long"/>
      <number:text>/</number:text>
      <number:month number:style="long"/>
      <number:text>/</number:text>
      <number:year number:style="long"/>
    </number:date-style>
    <number:number-style style:name="C10002" number:language="fr" number:country="FR">
      <number:number number:decimal-places="2" loext:min-decimal-places="2" number:min-integer-digits="1"/>
    </number:number-style>
    <style:style style:name="ctrl1" style:family="paragraph" style:data-style-name="C10002"/>
  </office:automatic-styles>
  <office:body>
    <office:text>
      <office:forms form:automatic-focus="false" form:apply-design-mode="false">
        <form:form form:name="FormMain" form:command="Filter" form:datasource="GContactOOo"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dom:load" xlink:href="vnd.sun.star.script:Standard.Control.FormMain?language=Basic&amp;location=document" xlink:type="simple"/>
          </office:event-listeners>
          <form:form form:name="FilterEmail" form:command="AddressTables" form:datasource="GContactOOo" form:apply-filter="true" form:command-type="table" form:navigation-mode="non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ixed-text form:name="LabelAddressBook" form:control-implementation="ooo:com.sun.star.form.component.FixedText" xml:id="control1" form:id="control1" form:label="Destinataire:"/>
            <form:listbox form:name="ListAddressBook" form:control-implementation="ooo:com.sun.star.form.component.ListBox" xml:id="control2" form:id="control2" form:title="E-mail" form:dropdown="true" form:size="20" form:tab-index="1" form:bound-column="0" form:list-source-type="query" form:list-source="QueryAddressTableList">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1"/>
                </form:list-property>
                <form:property form:property-name="MouseWheelBehavior" office:value-type="float" office:value="0"/>
                <form:property form:property-name="ObjIDinMSO" office:value-type="float" office:value="65535"/>
              </form:properties>
              <office:event-listeners>
                <script:event-listener script:language="ooo:script" script:event-name="form:itemstatechange" xlink:href="vnd.sun.star.script:Standard.Control.ListAddressBook?language=Basic&amp;location=document" xlink:type="simple"/>
              </office:event-listeners>
            </form:listbox>
            <form:button form:name="ButtonSetup" form:control-implementation="ooo:com.sun.star.form.component.CommandButton" xml:id="control3" form:id="control3" form:label="Configuration" form:tab-index="2"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ButtonSetup?language=Basic&amp;location=document" xlink:type="simple"/>
              </office:event-listeners>
            </form:button>
            <form:button form:name="ButtonSend" form:control-implementation="ooo:com.sun.star.form.component.CommandButton" xml:id="control4" form:id="control4" form:label="Envoyer" form:tab-index="3"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ButtonSend?language=Basic&amp;location=document" xlink:type="simple"/>
              </office:event-listeners>
            </form:button>
            <form:form form:name="FormEmail" form:command="CollectedAddressBook" form:datasource="Adresses" form:apply-filter="true" form:command-type="table" form:navigation-mode="non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dom:load" xlink:href="vnd.sun.star.script:Standard.Control.FormEmail?language=Basic&amp;location=document" xlink:type="simple"/>
              </office:event-listeners>
              <form:listbox form:name="ListEmail" form:control-implementation="ooo:com.sun.star.form.component.ListBox" xml:id="control5" form:id="control5" form:size="20" form:tab-index="1" form:bound-column="1" form:list-source-type="sql" form:list-source="SELECT &quot;E-mail&quot;, &quot;E-mail&quot; AS &quot;E-mail-1&quot; FROM &quot;CollectedAddressBook&quot; ORDER BY &quot;E-mail&quot; ASC" form:multiple="true">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65535"/>
                </form:properties>
              </form:listbox>
              <form:button form:name="ButtonAddEmail" form:control-implementation="ooo:com.sun.star.form.component.CommandButton" xml:id="control6" form:id="control6" form:label="&gt;&gt;" form:tab-index="2"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ButtonAddEmail?language=Basic&amp;location=document" xlink:type="simple"/>
                </office:event-listeners>
              </form:button>
              <form:button form:name="ButtonDeleteEmail" form:control-implementation="ooo:com.sun.star.form.component.CommandButton" xml:id="control7" form:id="control7" form:label="&lt;&lt;" form:tab-index="3"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ButtonDeleteEmail?language=Basic&amp;location=document" xlink:type="simple"/>
                </office:event-listeners>
              </form:button>
            </form:form>
          </form:form>
          <form:form form:name="FilterAddress" form:command="Filter" form:filter="( &quot;Filter&quot;.&quot;ID&quot; = 1 )" form:datasource="GContactOOo" form:apply-filter="true" form:command-type="table" form:navigation-mode="non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listbox form:name="ListAddress" form:control-implementation="ooo:com.sun.star.form.component.ListBox" xml:id="control8" form:id="control8" form:tab-stop="true" form:size="20" form:tab-index="5" form:bound-column="1" form:list-source-type="query" form:list-source="QueryAddress" form:multiple="true">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65535"/>
              </form:properties>
              <office:event-listeners>
                <script:event-listener script:language="ooo:script" script:event-name="form:itemstatechange" xlink:href="vnd.sun.star.script:Standard.Control.ListAddress?language=Basic&amp;location=document" xlink:type="simple"/>
              </office:event-listeners>
            </form:listbox>
            <form:form form:name="FormAddress" form:command="GContactOOoQueryAddress" form:datasource="Adresses" form:allow-deletes="false" form:allow-inserts="false" form:allow-updates="false" form:apply-filter="true" form:command-type="query" form:control-implementation="ooo:com.sun.star.form.component.Form" office:target-frame="" xlink:href="" xlink:type="simple" form:master-fields="&quot;Email&quot;" form:detail-fields="&quot;Primary Email&quot;">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dom:load" xlink:href="vnd.sun.star.script:Standard.Control.FormAddress?language=Basic&amp;location=document" xlink:type="simple"/>
              </office:event-listeners>
              <form:fixed-text form:name="LabelField1" form:control-implementation="ooo:com.sun.star.form.component.FixedText" xml:id="control9" form:id="control9" form:label="Prénom Nom:"/>
              <form:text form:name="TextBox1" form:control-implementation="ooo:com.sun.star.form.component.TextField" xml:id="control10" form:id="control10" form:tab-stop="false" form:max-length="256" form:data-field="First Nam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Box2" form:control-implementation="ooo:com.sun.star.form.component.TextField" xml:id="control11" form:id="control11" form:tab-stop="false" form:max-length="256" form:data-field="Last Nam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2" form:control-implementation="ooo:com.sun.star.form.component.FixedText" xml:id="control12" form:id="control12" form:label="Entreprise:"/>
              <form:text form:name="TextBox3" form:control-implementation="ooo:com.sun.star.form.component.TextField" xml:id="control13" form:id="control13" form:tab-stop="false" form:max-length="256" form:data-field="Organization"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led3" form:control-implementation="ooo:com.sun.star.form.component.FixedText" xml:id="control14" form:id="control14" form:label="Fonction:"/>
              <form:text form:name="TextBox4" form:control-implementation="ooo:com.sun.star.form.component.TextField" xml:id="control15" form:id="control15" form:tab-stop="false" form:max-length="256" form:data-field="Job Titl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4" form:control-implementation="ooo:com.sun.star.form.component.FixedText" xml:id="control16" form:id="control16" form:label="Travail:"/>
              <form:text form:name="TextBox5" form:control-implementation="ooo:com.sun.star.form.component.TextField" xml:id="control17" form:id="control17" form:tab-stop="false" form:max-length="256" form:data-field="Work Address"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5" form:control-implementation="ooo:com.sun.star.form.component.FixedText" xml:id="control18" form:id="control18" form:label="Travail:"/>
              <form:text form:name="TextBox6" form:control-implementation="ooo:com.sun.star.form.component.TextField" xml:id="control19" form:id="control19" form:tab-stop="false" form:max-length="256" form:data-field="Work Address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6" form:control-implementation="ooo:com.sun.star.form.component.FixedText" xml:id="control20" form:id="control20" form:label="Ville, CP"/>
              <form:fixed-text form:name="LabelField7" form:control-implementation="ooo:com.sun.star.form.component.FixedText" xml:id="control21" form:id="control21" form:label="Dep:"/>
              <form:text form:name="TextBox7" form:control-implementation="ooo:com.sun.star.form.component.TextField" xml:id="control22" form:id="control22" form:tab-stop="false" form:max-length="256" form:data-field="Work City"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Box8" form:control-implementation="ooo:com.sun.star.form.component.TextField" xml:id="control23" form:id="control23" form:tab-stop="false" form:max-length="256" form:data-field="Work Zip"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Box9" form:control-implementation="ooo:com.sun.star.form.component.TextField" xml:id="control24" form:id="control24" form:tab-stop="false" form:max-length="256" form:data-field="Work Stat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Field8" form:control-implementation="ooo:com.sun.star.form.component.FixedText" xml:id="control25" form:id="control25" form:label="Pays:"/>
              <form:text form:name="TextBox10" form:control-implementation="ooo:com.sun.star.form.component.TextField" xml:id="control26" form:id="control26" form:tab-stop="false" form:max-length="256" form:data-field="Work Country"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form form:name="FilterModel" form:command="Filter" form:filter="( &quot;Filter&quot;.&quot;ID&quot; = 1 )" form:datasource="GContactOOo"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ixed-text form:name="LabelModel" form:control-implementation="ooo:com.sun.star.form.component.FixedText" xml:id="control27" form:id="control27" form:label="Model:"/>
            <form:listbox form:name="ListModel" form:control-implementation="ooo:com.sun.star.form.component.ListBox" xml:id="control28" form:id="control28" form:dropdown="true" form:size="20" form:tab-index="6" form:bound-column="1" form:list-source-type="query" form:list-source="QueryModelList">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1"/>
                </form:list-property>
                <form:property form:property-name="MouseWheelBehavior" office:value-type="float" office:value="0"/>
                <form:property form:property-name="ObjIDinMSO" office:value-type="float" office:value="65535"/>
              </form:properties>
              <office:event-listeners>
                <script:event-listener script:language="ooo:script" script:event-name="form:itemstatechange" xlink:href="vnd.sun.star.script:Standard.Control.ListModel?language=Basic&amp;location=document" xlink:type="simple"/>
              </office:event-listeners>
            </form:listbox>
            <form:form form:name="FormModel" form:command="Models" form:datasource="GContactOOo" form:apply-filter="true" form:command-type="table" form:control-implementation="ooo:com.sun.star.form.component.Form" office:target-frame="" xlink:href="" xlink:type="simple" form:master-fields="&quot;Model&quot;" form:detail-fields="&quot;ID&quot;">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form:cursormove" xlink:href="vnd.sun.star.script:Standard.Control.ButtonTemplateInit?language=Basic&amp;location=document" xlink:type="simple"/>
                <script:event-listener script:language="ooo:script" script:event-name="form:rowchange" xlink:href="vnd.sun.star.script:Standard.Control.TextModel?language=Basic&amp;location=document" xlink:type="simple"/>
              </office:event-listeners>
              <form:text form:name="TextModel" form:control-implementation="ooo:com.sun.star.form.component.TextField" xml:id="control29" form:id="control29" form:tab-index="1" form:data-field="Model"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office:event-listeners>
                  <script:event-listener script:language="ooo:script" script:event-name="dom:change" xlink:href="vnd.sun.star.script:Standard.Control.TextModel?language=Basic&amp;location=document" xlink:type="simple"/>
                </office:event-listeners>
              </form:text>
              <form:button form:name="ButtonModel" form:control-implementation="ooo:com.sun.star.form.component.CommandButton" xml:id="control30" form:id="control30" form:label="Nouveau" form:tab-index="2"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ButtonModel?language=Basic&amp;location=document" xlink:type="simple"/>
                </office:event-listeners>
              </form:button>
              <form:fixed-text form:name="LabelTemplate" form:control-implementation="ooo:com.sun.star.form.component.FixedText" xml:id="control31" form:id="control31" form:label="Document maitre:"/>
              <form:file form:name="ButtonTemplate" form:control-implementation="ooo:com.sun.star.form.component.FileControl" xml:id="control32" form:id="control32" form:tab-index="3" form:current-value="/home/pierre/GContactOOo/Model.odt">
                <form:properties>
                  <form:property form:property-name="ReadOnly" office:value-type="boolean" office:boolean-value="true"/>
                </form:properties>
                <office:event-listeners>
                  <script:event-listener script:language="ooo:script" script:event-name="form:textchange" xlink:href="vnd.sun.star.script:Standard.Control.ButtonTemplate?language=Basic&amp;location=document" xlink:type="simple"/>
                </office:event-listeners>
              </form:file>
              <form:form form:name="FormBody" form:command="Models" form:datasource="GContactOOo" form:apply-filter="true" form:command-type="table" form:control-implementation="ooo:com.sun.star.form.component.Form" office:target-frame="" xlink:href="" xlink:type="simple" form:master-fields="&quot;ID&quot;" form:detail-fields="&quot;ID&quot;">
                <form:properties>
                  <form:property form:property-name="PropertyChangeNotificationEnabled" office:value-type="boolean" office:boolean-value="true"/>
                  <form:property form:property-name="URL" office:value-type="string" office:string-value=""/>
                </form:properties>
                <form:checkbox form:name="CheckBoxEmail" form:control-implementation="ooo:com.sun.star.form.component.CheckBox" xml:id="control33" form:id="control33" form:label="Envoi Email" form:tab-index="1" form:data-field="Email" form:input-required="false"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itemstatechange" xlink:href="vnd.sun.star.script:Standard.Control.CheckBoxEmail?language=Basic&amp;location=document" xlink:type="simple"/>
                  </office:event-listeners>
                </form:checkbox>
                <form:fixed-text form:name="LabelSubject" form:control-implementation="ooo:com.sun.star.form.component.FixedText" xml:id="control34" form:id="control34" form:label="Email objet:"/>
                <form:text form:name="TextSubjet" form:control-implementation="ooo:com.sun.star.form.component.TextField" xml:id="control35" form:id="control35" form:tab-index="2" form:value="Email subject" form:data-field="Subjec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Content" form:control-implementation="ooo:com.sun.star.form.component.TextField" xml:id="control36" form:id="control36" form:tab-index="3" form:value="Email body" form:data-field="Cont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ixed-text form:name="LabelFile" form:control-implementation="ooo:com.sun.star.form.component.FixedText" xml:id="control37" form:id="control37" form:label="Fichiers attachés"/>
                <form:file form:name="ButtonAddAttachment" form:control-implementation="ooo:com.sun.star.form.component.FileControl" xml:id="control38" form:id="control38" form:tab-index="4">
                  <form:properties>
                    <form:property form:property-name="ReadOnly" office:value-type="boolean" office:boolean-value="true"/>
                  </form:properties>
                  <office:event-listeners>
                    <script:event-listener script:language="ooo:script" script:event-name="form:textchange" xlink:href="vnd.sun.star.script:Standard.Control.ButtonAddAttachment?language=Basic&amp;location=document" xlink:type="simple"/>
                  </office:event-listeners>
                </form:file>
                <form:button form:name="ButtonDeleteAttachment" form:control-implementation="ooo:com.sun.star.form.component.CommandButton" xml:id="control39" form:id="control39" form:label="Suprimer" form:tab-index="6"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ontrol.ButtonDeletedAttachment?language=Basic&amp;location=document" xlink:type="simple"/>
                  </office:event-listeners>
                </form:button>
                <form:listbox form:name="ListAttachment" form:control-implementation="ooo:com.sun.star.form.component.ListBox" xml:id="control40" form:id="control40" form:tab-index="5" form:input-required="false" form:bound-column="1" form:list-source-type="query" form:list-source="QueryFileList" form:multiple="true">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ObjIDinMSO" office:value-type="float" office:value="65535"/>
                  </form:properties>
                </form:listbox>
              </form:form>
            </form:form>
          </form:form>
          <form:form form:name="FilterContent" form:command="Filter" form:filter="( &quot;Filter&quot;.&quot;ID&quot; = 1 )" form:datasource="GContactOOo"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ixed-text form:name="LabelLocality" form:control-implementation="ooo:com.sun.star.form.component.FixedText" xml:id="control41" form:id="control41" form:label="A"/>
            <form:text form:name="TextLocality" form:control-implementation="ooo:com.sun.star.form.component.TextField" xml:id="control42" form:id="control42" form:tab-index="1" form:value="Locality" form:data-field="Locality"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ObjIDinMSO" office:value-type="float" office:value="65535"/>
              </form:properties>
            </form:text>
            <form:fixed-text form:name="LabelDate" form:control-implementation="ooo:com.sun.star.form.component.FixedText" xml:id="control43" form:id="control43" form:label=", le"/>
            <form:date form:name="TextDate" form:control-implementation="ooo:com.sun.star.form.component.DateField" xml:id="control44" form:id="control44" form:current-value="2016-02-16" form:min-value="1800-01-01" form:value="2016-01-01" form:tab-index="2" form:data-field="Date" form:validation="true">
              <form:properties>
                <form:property form:property-name="ControlTypeinMSO" office:value-type="float" office:value="0"/>
                <form:property form:property-name="DefaultControl" office:value-type="string" office:string-value="com.sun.star.form.control.DateField"/>
                <form:property form:property-name="MouseWheelBehavior" office:value-type="float" office:value="0"/>
                <form:property form:property-name="ObjIDinMSO" office:value-type="float" office:value="65535"/>
                <form:property form:property-name="Text" office:value-type="string" office:string-value="28/01/16"/>
              </form:properties>
            </form:date>
            <form:form form:name="FormContent" form:command="Models" form:datasource="GContactOOo" form:allow-deletes="false" form:allow-inserts="false" form:apply-filter="true" form:command-type="table" form:navigation-mode="none" form:control-implementation="ooo:com.sun.star.form.component.Form" office:target-frame="" xlink:href="" xlink:type="simple" form:master-fields="&quot;Model&quot;" form:detail-fields="&quot;ID&quot;">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form:rowchange" xlink:href="vnd.sun.star.script:Standard.Control.TotalUpdate?language=Basic&amp;location=document" xlink:type="simple"/>
              </office:event-listeners>
              <form:checkbox form:name="CheckBoxPdf" form:control-implementation="ooo:com.sun.star.form.component.CheckBox" xml:id="control45" form:id="control45" form:label="Envoi PDF" form:tab-index="1" form:data-field="Pdf" form:input-required="false" form:state="checked"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itemstatechange" xlink:href="vnd.sun.star.script:Standard.Control.CheckBoxPdf?language=Basic&amp;location=document" xlink:type="simple"/>
                </office:event-listeners>
              </form:checkbox>
              <form:textarea form:name="TextTitle" form:control-implementation="ooo:com.sun.star.form.component.TextField" xml:id="control46" form:id="control46" form:tab-index="2" form:value="Title of document" form:data-field="Titl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textarea form:name="TextHeader" form:control-implementation="ooo:com.sun.star.form.component.TextField" xml:id="control47" form:id="control47" form:tab-index="3" form:value="Default header plain text" form:data-field="Header"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form:name="FormDetail" form:command="Details" form:datasource="GContactOOo" form:apply-filter="true" form:command-type="table" form:control-implementation="ooo:com.sun.star.form.component.Form" office:target-frame="" xlink:href="" xlink:type="simple" form:master-fields="&quot;ID&quot;" form:detail-fields="&quot;Model&quot;">
                <form:properties>
                  <form:property form:property-name="PropertyChangeNotificationEnabled" office:value-type="boolean" office:boolean-value="true"/>
                  <form:property form:property-name="URL" office:value-type="string" office:string-value=""/>
                </form:properties>
                <office:event-listeners>
                  <script:event-listener script:language="ooo:script" script:event-name="form:rowchange" xlink:href="vnd.sun.star.script:Standard.Control.TotalUpdate?language=Basic&amp;location=document" xlink:type="simple"/>
                </office:event-listeners>
                <form:grid form:name="GridDetail" form:control-implementation="ooo:com.sun.star.form.component.GridControl" xml:id="control48" form:id="control48" form:tab-stop="true" form:tab-index="21">
                  <form:properties>
                    <form:property form:property-name="DefaultControl" office:value-type="string" office:string-value="com.sun.star.form.control.GridControl"/>
                    <form:property form:property-name="HasNavigationBar" office:value-type="boolean" office:boolean-value="false"/>
                  </form:properties>
                  <form:column form:name="TextField1" form:control-implementation="ooo:TextField" form:label="Text">
                    <form:text xml:id="control49" form:id="control49" form:data-field="Tex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y form:property-name="Width" office:value-type="float" office:value="1300"/>
                      </form:properties>
                    </form:text>
                  </form:column>
                  <form:column form:name="FormattedField1" form:control-implementation="ooo:FormattedField" form:label="Price" form:text-style-name="ctrl1">
                    <form:formatted-text xml:id="control50" form:id="control50" form:data-field="Price"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Text" office:value-type="string" office:string-value="200,00"/>
                        <form:property form:property-name="Width" office:value-type="float" office:value="300"/>
                      </form:properties>
                    </form:formatted-text>
                  </form:column>
                </form:grid>
              </form:form>
              <form:text form:name="LabelCharge" form:control-implementation="ooo:com.sun.star.form.component.TextField" xml:id="control51" form:id="control51" form:tab-index="4" form:value="Fixed charge" form:data-field="ChargeTx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TextCharge" form:control-implementation="ooo:com.sun.star.form.component.NumericField" xml:id="control52" form:id="control52" form:tab-index="5" form:data-field="Charg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y form:property-name="ShowThousandsSeparator" office:value-type="boolean" office:boolean-value="true"/>
                </form:properties>
              </form:formatted-text>
              <form:text form:name="LabelTotal" form:control-implementation="ooo:com.sun.star.form.component.TextField" xml:id="control53" form:id="control53" form:tab-index="6" form:value="Total" form:data-field="TotalTx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name="FormTotal" form:command="QueryTotal" form:datasource="GContactOOo" form:apply-filter="true" form:command-type="query" form:control-implementation="ooo:com.sun.star.form.component.Form" office:target-frame="" xlink:href="" xlink:type="simple" form:master-fields="&quot;ID&quot;" form:detail-fields="&quot;Model&quot;">
                <form:properties>
                  <form:property form:property-name="PropertyChangeNotificationEnabled" office:value-type="boolean" office:boolean-value="true"/>
                  <form:property form:property-name="URL" office:value-type="string" office:string-value=""/>
                </form:properties>
                <form:formatted-text form:name="TextTotal" form:control-implementation="ooo:com.sun.star.form.component.NumericField" xml:id="control54" form:id="control54" form:readonly="true" form:tab-index="23" form:data-field="Total" form:input-required="fals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y form:property-name="ShowThousandsSeparator" office:value-type="boolean" office:boolean-value="true"/>
                  </form:properties>
                </form:formatted-text>
              </form:form>
              <form:textarea form:name="TextFooter" form:control-implementation="ooo:com.sun.star.form.component.TextField" xml:id="control55" form:id="control55" form:tab-index="7" form:value="Default footer plain text" form:data-field="Footer"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form:form>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control text:anchor-type="page" text:anchor-page-number="1" draw:z-index="0" draw:style-name="gr1" draw:text-style-name="P2" svg:width="3.063cm" svg:height="0.6cm" svg:x="2cm" svg:y="2cm" draw:control="control1"/>
      <draw:control text:anchor-type="page" text:anchor-page-number="1" draw:z-index="1" draw:style-name="gr2" draw:text-style-name="P3" svg:width="7.751cm" svg:height="0.6cm" svg:x="5.062cm" svg:y="2.05cm" draw:control="control2"/>
      <draw:control text:anchor-type="page" text:anchor-page-number="1" draw:z-index="2" draw:style-name="gr2" draw:text-style-name="P3" svg:width="8cm" svg:height="2.102cm" svg:x="2cm" svg:y="2.701cm" draw:control="control5"/>
      <draw:control text:anchor-type="page" text:anchor-page-number="1" draw:z-index="3" draw:style-name="gr1" draw:text-style-name="P4" svg:width="0.802cm" svg:height="1.001cm" svg:x="10.1cm" svg:y="2.701cm" draw:control="control6"/>
      <draw:control text:anchor-type="page" text:anchor-page-number="1" draw:z-index="4" draw:style-name="gr1" draw:text-style-name="P4" svg:width="0.802cm" svg:height="1.001cm" svg:x="10.1cm" svg:y="3.75cm" draw:control="control7"/>
      <draw:control text:anchor-type="page" text:anchor-page-number="1" draw:z-index="5" draw:style-name="gr2" draw:text-style-name="P3" svg:width="8cm" svg:height="2.102cm" svg:x="11cm" svg:y="2.701cm" draw:control="control8"/>
      <draw:control text:anchor-type="page" text:anchor-page-number="1" draw:z-index="6" draw:style-name="gr1" draw:text-style-name="P5" svg:width="2.834cm" svg:height="0.6cm" svg:x="2.051cm" svg:y="5.05cm" draw:control="control9"/>
      <draw:control text:anchor-type="page" text:anchor-page-number="1" draw:z-index="7" draw:style-name="gr3" draw:text-style-name="P5" svg:width="7.002cm" svg:height="0.6cm" svg:x="4.9cm" svg:y="5.05cm" draw:control="control10"/>
      <draw:control text:anchor-type="page" text:anchor-page-number="1" draw:z-index="8" draw:style-name="gr3" draw:text-style-name="P5" svg:width="7.1cm" svg:height="0.6cm" svg:x="11.929cm" svg:y="5.05cm" draw:control="control11"/>
      <draw:control text:anchor-type="page" text:anchor-page-number="1" draw:z-index="9" draw:style-name="gr1" draw:text-style-name="P6" svg:width="2.835cm" svg:height="0.6cm" svg:x="2.051cm" svg:y="5.71cm" draw:control="control12"/>
      <draw:control text:anchor-type="page" text:anchor-page-number="1" draw:z-index="10" draw:style-name="gr3" draw:text-style-name="P5" svg:width="14.121cm" svg:height="0.6cm" svg:x="4.9cm" svg:y="5.71cm" draw:control="control13"/>
      <draw:control text:anchor-type="page" text:anchor-page-number="1" draw:z-index="11" draw:style-name="gr1" draw:text-style-name="P6" svg:width="2.832cm" svg:height="0.6cm" svg:x="2.053cm" svg:y="6.369cm" draw:control="control14"/>
      <draw:control text:anchor-type="page" text:anchor-page-number="1" draw:z-index="12" draw:style-name="gr3" draw:text-style-name="P5" svg:width="14.121cm" svg:height="0.6cm" svg:x="4.9cm" svg:y="6.369cm" draw:control="control15"/>
      <draw:control text:anchor-type="page" text:anchor-page-number="1" draw:z-index="13" draw:style-name="gr1" draw:text-style-name="P5" svg:width="2.834cm" svg:height="0.6cm" svg:x="2.051cm" svg:y="7.05cm" draw:control="control16"/>
      <draw:control text:anchor-type="page" text:anchor-page-number="1" draw:z-index="14" draw:style-name="gr3" draw:text-style-name="P5" svg:width="14.121cm" svg:height="0.6cm" svg:x="4.9cm" svg:y="7.05cm" draw:control="control17"/>
      <draw:control text:anchor-type="page" text:anchor-page-number="1" draw:z-index="15" draw:style-name="gr1" draw:text-style-name="P6" svg:width="2.835cm" svg:height="0.6cm" svg:x="2.05cm" svg:y="7.699cm" draw:control="control18"/>
      <draw:control text:anchor-type="page" text:anchor-page-number="1" draw:z-index="16" draw:style-name="gr3" draw:text-style-name="P5" svg:width="14.121cm" svg:height="0.6cm" svg:x="4.9cm" svg:y="7.699cm" draw:control="control19"/>
      <draw:control text:anchor-type="page" text:anchor-page-number="1" draw:z-index="17" draw:style-name="gr1" draw:text-style-name="P5" svg:width="1.669cm" svg:height="0.6cm" svg:x="2.05cm" svg:y="8.35cm" draw:control="control20"/>
      <draw:control text:anchor-type="page" text:anchor-page-number="1" draw:z-index="18" draw:style-name="gr1" draw:text-style-name="P6" svg:width="1.001cm" svg:height="0.6cm" svg:x="3.884cm" svg:y="8.35cm" draw:control="control21"/>
      <draw:control text:anchor-type="page" text:anchor-page-number="1" draw:z-index="19" draw:style-name="gr3" draw:text-style-name="P5" svg:width="6.451cm" svg:height="0.6cm" svg:x="4.9cm" svg:y="8.35cm" draw:control="control22"/>
      <draw:control text:anchor-type="page" text:anchor-page-number="1" draw:z-index="20" draw:style-name="gr3" draw:text-style-name="P5" svg:width="2.95cm" svg:height="0.6cm" svg:x="11.4cm" svg:y="8.35cm" draw:control="control23"/>
      <draw:control text:anchor-type="page" text:anchor-page-number="1" draw:z-index="21" draw:style-name="gr3" draw:text-style-name="P5" svg:width="4.62cm" svg:height="0.6cm" svg:x="14.4cm" svg:y="8.35cm" draw:control="control24"/>
      <draw:control text:anchor-type="page" text:anchor-page-number="1" draw:z-index="22" draw:style-name="gr1" draw:text-style-name="P6" svg:width="9.335cm" svg:height="0.6cm" svg:x="2.05cm" svg:y="8.999cm" draw:control="control25"/>
      <draw:control text:anchor-type="page" text:anchor-page-number="1" draw:z-index="23" draw:style-name="gr3" draw:text-style-name="P5" svg:width="7.64cm" svg:height="0.6cm" svg:x="11.4cm" svg:y="8.999cm" draw:control="control26"/>
      <draw:control text:anchor-type="page" text:anchor-page-number="1" draw:z-index="24" draw:style-name="gr1" draw:text-style-name="P2" svg:width="2.834cm" svg:height="0.6cm" svg:x="2.051cm" svg:y="9.901cm" draw:control="control27"/>
      <draw:control text:anchor-type="page" text:anchor-page-number="1" draw:z-index="25" draw:style-name="gr2" draw:text-style-name="P5" svg:width="5.16cm" svg:height="0.6cm" svg:x="4.9cm" svg:y="9.901cm" draw:control="control28"/>
      <draw:control text:anchor-type="page" text:anchor-page-number="1" draw:z-index="26" draw:style-name="gr2" draw:text-style-name="P5" svg:width="6.7cm" svg:height="0.6cm" svg:x="10.063cm" svg:y="9.901cm" draw:control="control29"/>
      <draw:control text:anchor-type="page" text:anchor-page-number="1" draw:z-index="27" draw:style-name="gr2" draw:text-style-name="P4" svg:width="2.2cm" svg:height="0.6cm" svg:x="16.799cm" svg:y="9.901cm" draw:control="control30"/>
      <draw:control text:anchor-type="page" text:anchor-page-number="1" draw:z-index="28" draw:style-name="gr1" draw:text-style-name="P5" svg:width="3.502cm" svg:height="0.6cm" svg:x="2.051cm" svg:y="10.567cm" draw:control="control31"/>
      <draw:control text:anchor-type="page" text:anchor-page-number="1" draw:z-index="29" draw:style-name="gr2" draw:text-style-name="P4" svg:width="12.352cm" svg:height="0.6cm" svg:x="6.699cm" svg:y="10.567cm" draw:control="control32"/>
      <draw:control text:anchor-type="page" text:anchor-page-number="1" draw:z-index="30" draw:style-name="gr1" draw:text-style-name="P7" svg:width="3.502cm" svg:height="0.6cm" svg:x="2.05cm" svg:y="11.568cm" draw:control="control33"/>
      <draw:control text:anchor-type="page" text:anchor-page-number="1" draw:z-index="31" draw:style-name="gr1" draw:text-style-name="P8" svg:width="3.017cm" svg:height="0.6cm" svg:x="5.719cm" svg:y="11.568cm" draw:control="control34"/>
      <draw:control text:anchor-type="page" text:anchor-page-number="1" draw:z-index="32" draw:style-name="gr2" draw:text-style-name="P5" svg:width="10.365cm" svg:height="0.6cm" svg:x="8.636cm" svg:y="11.568cm" draw:control="control35"/>
      <draw:control text:anchor-type="page" text:anchor-page-number="1" draw:z-index="33" draw:style-name="gr2" draw:text-style-name="P5" svg:width="17.003cm" svg:height="2.5cm" svg:x="2cm" svg:y="12.25cm" draw:control="control36"/>
      <draw:control text:anchor-type="page" text:anchor-page-number="1" draw:z-index="34" draw:style-name="gr1" draw:text-style-name="P8" svg:width="4.001cm" svg:height="0.6cm" svg:x="2.051cm" svg:y="14.834cm" draw:control="control37"/>
      <draw:control text:anchor-type="page" text:anchor-page-number="1" draw:z-index="35" draw:style-name="gr1" draw:text-style-name="P4" svg:width="13.502cm" svg:height="0.6cm" svg:x="5.5cm" svg:y="14.834cm" draw:control="control38"/>
      <draw:control text:anchor-type="page" text:anchor-page-number="1" draw:z-index="36" draw:style-name="gr1" draw:text-style-name="P4" svg:width="2.2cm" svg:height="0.602cm" svg:x="2.385cm" svg:y="16.349cm" draw:control="control39"/>
      <draw:control text:anchor-type="page" text:anchor-page-number="1" draw:z-index="37" draw:style-name="gr2" draw:text-style-name="P5" svg:width="13.502cm" svg:height="1.5cm" svg:x="5.5cm" svg:y="15.501cm" draw:control="control40"/>
      <draw:control text:anchor-type="page" text:anchor-page-number="1" draw:z-index="38" draw:style-name="gr1" draw:text-style-name="P7" svg:width="3.5cm" svg:height="0.6cm" svg:x="2.051cm" svg:y="17.501cm" draw:control="control45"/>
      <draw:control text:anchor-type="page" text:anchor-page-number="1" draw:z-index="39" draw:style-name="gr1" draw:text-style-name="P5" svg:width="0.5cm" svg:height="0.668cm" svg:x="7.885cm" svg:y="17.501cm" draw:control="control41"/>
      <draw:control text:anchor-type="page" text:anchor-page-number="1" draw:z-index="40" draw:style-name="gr2" draw:text-style-name="P5" svg:width="6.501cm" svg:height="0.668cm" svg:x="8.386cm" svg:y="17.501cm" draw:control="control42"/>
      <draw:control text:anchor-type="page" text:anchor-page-number="1" draw:z-index="41" draw:style-name="gr1" draw:text-style-name="P5" svg:width="1.001cm" svg:height="0.668cm" svg:x="14.885cm" svg:y="17.501cm" draw:control="control43"/>
      <draw:control text:anchor-type="page" text:anchor-page-number="1" draw:z-index="42" draw:style-name="gr4" draw:text-style-name="P5" svg:width="3.169cm" svg:height="0.668cm" svg:x="15.886cm" svg:y="17.501cm" draw:control="control44"/>
      <draw:control text:anchor-type="page" text:anchor-page-number="1" draw:z-index="43" draw:style-name="gr2" draw:text-style-name="P9" svg:width="13.001cm" svg:height="0.9cm" svg:x="4.053cm" svg:y="18.249cm" draw:control="control46"/>
      <draw:control text:anchor-type="page" text:anchor-page-number="1" draw:z-index="44" draw:style-name="gr2" draw:text-style-name="P5" svg:width="17.001cm" svg:height="2.401cm" svg:x="2cm" svg:y="19.2cm" draw:control="control47"/>
      <draw:control text:anchor-type="page" text:anchor-page-number="1" draw:z-index="45" draw:style-name="gr2" draw:text-style-name="P10" svg:width="17.001cm" svg:height="3.2cm" svg:x="2cm" svg:y="21.699cm" draw:control="control48"/>
      <draw:control text:anchor-type="page" text:anchor-page-number="1" draw:z-index="46" draw:style-name="gr1" draw:text-style-name="P5" svg:width="5.501cm" svg:height="0.602cm" svg:x="2cm" svg:y="25cm" draw:control="control51"/>
      <draw:control text:anchor-type="page" text:anchor-page-number="1" draw:z-index="47" draw:style-name="gr2" draw:text-style-name="P4" svg:width="3.001cm" svg:height="0.602cm" svg:x="7.5cm" svg:y="25cm" draw:control="control52"/>
      <draw:control text:anchor-type="page" text:anchor-page-number="1" draw:z-index="48" draw:style-name="gr2" draw:text-style-name="P11" svg:width="5.501cm" svg:height="0.602cm" svg:x="10.5cm" svg:y="25cm" draw:control="control53"/>
      <draw:control text:anchor-type="page" text:anchor-page-number="1" draw:z-index="49" draw:style-name="gr3" draw:text-style-name="P4" svg:width="3.001cm" svg:height="0.602cm" svg:x="16cm" svg:y="25cm" draw:control="control54"/>
      <draw:control text:anchor-type="page" text:anchor-page-number="1" draw:z-index="50" draw:style-name="gr2" draw:text-style-name="P5" svg:width="17.001cm" svg:height="2.001cm" svg:x="2cm" svg:y="25.7cm" draw:control="control55"/>
      <draw:control text:anchor-type="page" text:anchor-page-number="1" draw:z-index="51" draw:style-name="gr1" draw:text-style-name="P4" svg:width="3.001cm" svg:height="0.6cm" svg:x="16cm" svg:y="2cm" draw:control="control4"/>
      <draw:control text:anchor-type="page" text:anchor-page-number="1" draw:z-index="52" draw:style-name="gr1" draw:text-style-name="P4" svg:width="3.001cm" svg:height="0.6cm" svg:x="12.899cm" svg:y="2cm" draw:control="control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6T01:28:18.829640721</meta:creation-date>
    <meta:generator>LibreOffice/5.1.1.2$Linux_x86 LibreOffice_project/10m0$Build-2</meta:generator>
    <meta:editing-duration>P4DT10H39M36S</meta:editing-duration>
    <meta:editing-cycles>1255</meta:editing-cycles>
    <meta:initial-creator>2-1058443 480 849 462 00027</meta:initial-creator>
    <dc:date>2016-03-05T10:01:53.232531835</dc:date>
    <dc:creator>2-1058443 480 849 462 00027</dc:creator>
    <meta:document-statistic meta:table-count="0" meta:image-count="0" meta:object-count="0" meta:page-count="1" meta:paragraph-count="0" meta:word-count="0" meta:character-count="0" meta:non-whitespace-character-count="0"/>
  </office:meta>
</office:document-meta>
</file>

<file path=Basic/Standard/Control.xml><?xml version="1.0" encoding="utf-8"?>
<!DOCTYPE module  PUBLIC '-//OpenOffice.org//DTD OfficeDocument 1.0//EN'  'module.dtd'>
<script:module xmlns:script="http://openoffice.org/2000/script" script:name="Control" script:language="StarBasic">REM  *****  BASIC  *****

Option Explicit


Sub ButtonAddAttachment(oEvent As Object)
Dim oForm As Object
	oForm = oEvent.Source.Model.Parent
	InsertFiles(oForm.ActiveConnection, oEvent.Source.Model.text)
	oForm.getByName("ListAttachment").refresh()
End Sub


Sub ButtonAddEmail(oEvent As Object)
Dim oConnection As Object
Dim oForm As Object
Dim mValues As Object
Dim oListAddress As Object
	oForm = ThisComponent.DrawPage.Forms.getByName("FormMain")
	mValues = oForm.getByName("FilterEmail").getByName("FormEmail").getByName("ListEmail").SelectedValues()
	oConnection = oForm.getByName("FilterAddress").ActiveConnection
	InsertAddress(oConnection, mValues)
	oListAddress = oForm.getByName("FilterAddress").getByName("ListAddress")
	oListAddress.refresh()
	UpdateFilter(oConnection, "Email", oListAddress.SelectedValue())
	oListAddress.Parent.reload()
End Sub


Sub ButtonDeletedAttachment(oEvent As Object)
Dim oForm As Object
Dim oFileList As Object
Dim oSelectedItems As Object
	oForm =  oEvent.Source.Model.Parent
	oFileList = oForm.getByName("ListAttachment")
	oSelectedItems = oFileList.SelectedItems()
	If UBound(oSelectedItems) = -1 Then
		Exit Sub
	End If
Dim mValues(UBound(oSelectedItems)) As String
Dim i As Integer
	For i = LBound(oSelectedItems) To UBound(oSelectedItems)
		mValues(i) = oFileList.StringItemList(oSelectedItems(i))
	Next i
	DeleteFiles(oForm.ActiveConnection, mValues)
	oFileList.refresh()
End Sub


Sub ButtonDeleteEmail(oEvent As Object)
Dim oListAddress As Object
	oListAddress = ThisComponent.DrawPage.Forms.getByName("FormMain").getByName("FilterAddress").getByName("ListAddress")
	DeleteAddress(oListAddress.Parent.ActiveConnection, oListAddress.SelectedValues())
	oListAddress.refresh()
	UpdateFilter(oListAddress.Parent.ActiveConnection, "Email", oListAddress.SelectedValue())
	oListAddress.Parent.reload()
End Sub


Sub ButtonModel(oEvent As Object)
Dim oForm As Object
	oForm = oEvent.Source.Model.Parent
	InsertModels(oForm.ActiveConnection, "New model")
	oForm.Parent.getByName("ListModel").refresh()
End Sub


Sub ButtonTemplate(oEvent As Object)
Dim oForm As Object
	oForm = oEvent.Source.Model.Parent
	UpdateTemplate(oForm.ActiveConnection, oEvent.Source.Model.text)
End Sub


Sub ButtonTemplateInit(oEvent As Object)
	oEvent.Source.getByName("ButtonTemplate").text = GetTemplate(oEvent.Source.ActiveConnection)
End Sub


Sub ButtonSend(oEvent As Object)
Dim oMergeConnection As Object
Dim oAddressConnection As Object
Dim oForm As Object
Dim sErrorMsg As String
	oForm = ThisComponent.DrawPage.Forms.getByName("FormMain")
	oMergeConnection = oForm.ActiveConnection
	oAddressConnection = oForm.getByName("FilterEmail").getByName("FormEmail").ActiveConnection
	If MergeMail(oMergeConnection, oAddressConnection, sErrorMsg) Then
		If sErrorMsg &lt;&gt; "" Then
			MsgBox(sErrorMsg)
		End If
	Else
		MsgBox(sErrorMsg)
	End If
End Sub


Sub ButtonSetup(oEvent As Object)
Dim oForm As Object
Dim sDataSourceName As String
Dim sMessage As String
	oForm = ThisComponent.DrawPage.Forms.getByName("FormMain")
	sDataSourceName = oForm.getByName("FilterEmail").getByName("FormEmail").DataSourceName
	DialogSetup(oForm.ActiveConnection, sMessage, sDataSourceName)
End Sub


Sub CheckBoxEmail(oEvent As Object)
Dim oForm As Object
	oForm = oEvent.Source.Model.Parent
	ToogleForm(oForm, oEvent.Source.Model.Name, oEvent.Selected)
End Sub


Sub CheckBoxPdf(oEvent As Object)
Dim oForm As Object
	oForm = oEvent.Source.Model.Parent.Parent
	ToogleForm(oForm, oEvent.Source.Model.Name, oEvent.Selected)
End Sub


Sub DocumentClose(oEvent As Object)
Dim oDispatcher As Object
Dim mArg(0) as new com.sun.star.beans.PropertyValue
	oDispatcher = createUnoService("com.sun.star.frame.DispatchHelper")
	mArg(0).Name = "Ruler"
	mArg(0).Value = True
	oDispatcher.executeDispatch(ThisComponent.CurrentController.Frame, ".uno:Ruler", "", 0, mArg())
End Sub


Sub FormAddress(oEvent As Object)
Dim oContext As Object
Dim sDataSourceName As String
	sDataSourceName = GetAddressDataBase(oEvent.Source.Parent.ActiveConnection)
	oContext = CreateUnoService("com.sun.star.sdb.DatabaseContext")
	If oContext.hasByName(sDataSourceName) Then
		oEvent.Source.DataSourceName = sDataSourceName
	Else
		oEvent.Source.DataSourceName = ""
	End If
End Sub


Sub FormEmail(oEvent As Object)
Dim oContext As Object
Dim sDataSourceName As String
	sDataSourceName = GetAddressDataBase(oEvent.Source.Parent.ActiveConnection)
	oContext = CreateUnoService("com.sun.star.sdb.DatabaseContext")
	If oContext.hasByName(sDataSourceName) Then
		oEvent.Source.DataSourceName = sDataSourceName
	Else
		oEvent.Source.DataSourceName = ""
	End If
End Sub


Sub FormMain(oEvent As Object)
Dim oDispatcher As Object
Dim oFrame As Object
Dim nHide As Integer
Dim mArg(0) as new com.sun.star.beans.PropertyValue
	oDispatcher = createUnoService("com.sun.star.frame.DispatchHelper")
	oFrame = ThisComponent.CurrentController.Frame
	nHide = GetHide(oEvent.Source.ActiveConnection)
	mArg(0).Name = "Ruler"
	mArg(0).Value = (nHide &lt;&gt; 1)
	oDispatcher.executeDispatch(oFrame, ".uno:Ruler", "", 0, mArg())
	oFrame.LayoutManager.setVisible(nHide &lt;&gt; 1)
	CheckDataSource(oEvent.Source.ActiveConnection)
End Sub


Sub ListAddress(oEvent As Object)
	UpdateFilter(oEvent.Source.Model.Parent.ActiveConnection, "Email", oEvent.Source.Model.SelectedValue())
	oEvent.Source.Model.Parent.reload()
End Sub


Sub ListAddressBook(oEvent As Object)
Dim oListEmail As Object
Dim sColumnId As String
Dim sAlias As String
Dim sTable As String
Dim sSql As String
	sColumnId = EscapeApostrophe(oEvent.Source.Model.Tag)
	sAlias = sColumnId &amp; "-1"
	sTable = EscapeApostrophe(oEvent.Source.Model.ValueItemList(oEvent.Selected))
	sSql = "SELECT """ &amp; sColumnId &amp; """, """ &amp; sColumnId &amp; """ AS """ &amp; sAlias &amp; _
		   """ FROM """ &amp; sTable &amp; """ ORDER BY """ &amp; sColumnId &amp; """ ASC"
	oListEmail = oEvent.Source.Model.Parent.getByName("FormEmail").getByName("ListEmail")
	oListEmail.ListSource = Array(sSql)
	oListEmail.refresh()
End Sub


Sub ListModel(oEvent As Object)
Dim oConnection As Object
Dim oForm As Object
Dim sValue As String
	oForm = ThisComponent.DrawPage.Forms.getByName("FormMain")
	sValue = oEvent.Source.Model.ValueItemList(oEvent.Selected)
	oConnection = oEvent.Source.Model.Parent.ActiveConnection
	UpdateFilter(oConnection, "Model", sValue)
	oEvent.Source.Model.DefaultSelection = Array(oEvent.Selected)
	oForm.getByName("FilterContent").reload()
	oForm.getByName("FilterModel").reload()
	oForm.getByName("FilterModel").getByName("ListModel").refresh()
	oForm.getByName("FilterContent").getByName("FormContent").getByName("FormTotal").reload()
	oForm.getByName("FilterModel").getByName("FormModel").getByName("FormBody").getByName("ListAttachment").refresh()
End Sub


Sub TextModel(oEvent As Object)
	ThisComponent.DrawPage.Forms.getByName("FormMain").getByName("FilterModel").getByName("ListModel").refresh()
End Sub


Sub ToogleForm(oForm As Object, _
			   sName As String, _
			   nValue As Integer)
Dim i As Integer
	For i = 0 To oForm.Count() - 1
		If oForm.getByIndex(i).SupportsService("stardiv.one.form.component.Form") Then
			ToogleForm(oForm.getByIndex(i), sName, nValue)
		ElseIf oForm.getByIndex(i).Name &lt;&gt; sName Then
			ThisComponent.CurrentController.getControl(oForm.getByIndex(i)).setEnable(nValue)
		End If
	Next i
End Sub


Sub TotalUpdate(oEvent As Object)
Dim oForm As Object
	oForm = ThisComponent.DrawPage.Forms.getByName("FormMain")
	oForm.getByName("FilterContent").getByName("FormContent").getByName("FormTotal").reload()
End Sub


Sub UpdateColumnId(sColumnId As String)
Dim oForm As Object
	oForm = ThisComponent.DrawPage.Forms.getByName("FormMain")
	oForm.getByName("FilterEmail").getByName("ListAddressBook").Tag = sColumnId
End Sub


Sub UpdateDataSource(sDataSourceName As String)
Dim oForm As Object
	oForm = ThisComponent.DrawPage.Forms.getByName("FormMain")
	oForm.getByName("FilterEmail").getByName("FormEmail").DataSourceName = sDataSourceName
	oForm.getByName("FilterAddress").getByName("FormAddress").DataSourceName = sDataSourceName
End Sub


Sub UpdateDocument(nHide As Integer)
Dim oDispatcher As Object
Dim oFrame As Object
Dim mArg(0) as new com.sun.star.beans.PropertyValue
	oDispatcher = createUnoService("com.sun.star.frame.DispatchHelper")
	oFrame = ThisComponent.CurrentController.Frame
	mArg(0).Name = "Ruler"
	mArg(0).Value = (nHide &lt;&gt; 1)
	oDispatcher.executeDispatch(oFrame, ".uno:Ruler", "", 0, mArg())
	oFrame.LayoutManager.setVisible(nHide &lt;&gt; 1)
End Sub

</script:module>
</file>

<file path=Basic/Standard/DataBase.xml><?xml version="1.0" encoding="utf-8"?>
<!DOCTYPE module  PUBLIC '-//OpenOffice.org//DTD OfficeDocument 1.0//EN'  'module.dtd'>
<script:module xmlns:script="http://openoffice.org/2000/script" script:name="DataBase" script:language="StarBasic">REM  *****  BASIC  *****

Option Explicit

Const nAddressColumnId = 5


Function CheckAddressColumns(oActiveConnection As Object, _
							 oConnection As Object) As Boolean
Dim oColumns As Object
Dim oResult As Object
Dim i as Integer
	oColumns = oConnection.Tables.getByIndex(0).Columns
	oResult = oActiveConnection.prepareCommand("QueryAddressColumn", 1).executeQuery()
	While oResult.next()
		If Not oColumns.hasByName(oResult.getString(1)) Then
			Exit Function
		End If
		i = i + 1
	WEnd
	CheckAddressColumns = (i = oColumns.Count)
End Function


Function CheckAddressDataBase(sDataSource As String, _
							  sErrorMsg As String) As Boolean
Dim oConnection As Object
Dim sMsg As String
Dim i As Integer
	sMsg = sDataSource &amp; " doesn't seem to be a Thunderbird AddressBook!!!" &amp; CHR(13)
	If Not OpenConnection(oConnection, sDataSource, sErrorMsg) Then
		Exit Function
	ElseIf (oConnection.Tables.Count &lt; 7) Then
		sErrorMsg = sMsg &amp; "Number of table: " &amp; oConnection.Tables.Count &amp; " don't match!!!"
		CloseConnection(oConnection)
		Exit Function
	ElseIf (oConnection.Tables.Count - oConnection.Views.Count) &lt;&gt; 2 Then
		sErrorMsg = sMsg &amp; "Number of view don't match!!!"
		CloseConnection(oConnection)
		Exit Function
	Else
		For i = 0 To 7
			If (oConnection.Tables.getByIndex(i).Columns.Count &lt;&gt; 37) Then
				sErrorMsg = sMsg &amp; "Number of columns don't match!!!"
				CloseConnection(oConnection)
				Exit Function
			End If
		Next i
	End If
	CloseConnection(oConnection)
	CheckAddressDataBase = True
End Function


Function CheckAddressQuery(sDataSourceName As String) As Boolean
Dim oContext As Object
Dim oQueryDefinitions As Object
Dim i As Integer
	oContext = createUnoService("com.sun.star.sdb.DatabaseContext")
	If oContext.hasByName(sDataSourceName) Then
		oQueryDefinitions = oContext.getByName(sDataSourceName).getQueryDefinitions()
		For i = GetAddressQueries("LBound") To GetAddressQueries("UBound")
			If Not oQueryDefinitions.hasByName(GetAddressQueries("Name", i)) Then
				Exit Function
			End If
		Next i
		CheckAddressQuery = True
	End If
End Function


Function CheckAddressTables(oActiveConnection As Object, _
							oConnection As Object) As Boolean
Dim oResult As Object
Dim i as Integer
	oResult = oActiveConnection.prepareCommand("QueryAddressTable", 1).executeQuery()
	While oResult.next()
		If Not oConnection.Tables.hasByName(oResult.getString(1)) Then
			Exit Function
		End If
		i = i + 1
	WEnd
	CheckAddressTables = (i = oConnection.Tables.Count)
End Function


Sub CheckDataSource(oActiveConnection As Object)
Dim oConnection As Object
Dim sName As String
Dim sErrorMsg As String
	' Get the name of AddressBook database
	sName = GetAddressDataBase(oActiveConnection)
	' Check if it's a Thunderbird AddressBook
	If CheckAddressQuery(sName) Then
		' Open Thunderbird AddressBook
		If OpenConnection(oConnection, sName, sErrorMsg) Then
			If CheckAddressTables(oActiveConnection, oConnection) Then
				If CheckAddressColumns(oActiveConnection, oConnection) Then
					CloseConnection(oConnection)
					Exit Sub
				End If
			End If
			CloseConnection(oConnection)
		End If
		DialogSetup(oActiveConnection, sErrorMsg, sName)
	Else
		DialogSetup(oActiveConnection, sErrorMsg)
	End If
End Sub


Function CloseConnection(oConnection as Object)
	oConnection.close
	oConnection.dispose
End Function


Sub DeleteAddress(oConnection As Object, _
				  mValues As Variant)
Dim sSql As String
	sSql = "DELETE FROM ""Address"" " &amp; _
	"WHERE ""Email"" IN ('" &amp; Join(mValues, "', '") &amp; "');"
	oConnection.createStatement().executeUpdate(sSql)
End Sub


Sub DeleteAddressMerge(oConnection As Object)
Dim sSql As String
	sSql = "DELETE FROM ""AddressMerge""; " &amp;_ 
	"ALTER TABLE ""AddressMerge"" ALTER COLUMN ""ID"" RESTART WITH 1;"
	oConnection.createStatement().executeQuery(sSql)
End Sub


Sub DeleteFiles(oConnection As Object, _
				mValues As Variant)
Dim sSql As String
	sSql = "DELETE FROM ""Files"" " &amp; _
	"WHERE ""File"" IN ('" &amp; Join(EscapeApostrophe(mValues), "', '") &amp; "') " &amp; _
	"AND ""Model"" = (SELECT ""Model"" FROM ""Filter"" WHERE ""ID"" = 1);"
	oConnection.createStatement().executeUpdate(sSql)
End Sub


Function EscapeApostrophe(ByVal sValue As Variant) As Variant
	If IsArray(sValue) Then
		Dim mValues(UBound(sValue)) As String, i As Integer
		For i = LBound(sValue) To UBound(sValue)
			mValues(i) = EscapeApostrophe(sValue(i))
		Next i
		EscapeApostrophe = mValues
	Else
		EscapeApostrophe = join(split(sValue, "'"), "''")
	End If
End Function


Function GetAddress(oConnection As Object, _
					sSql As String, _
					sValue As String) As Object
	GetAddress = oConnection.createStatement().executeQuery(sSql &amp; "'" &amp; sValue &amp; "';")
End Function


Function GetAddressAlias(oConnection As Object) As String
Dim oResult As Object
Dim mAlias(UBound(GetAddressColumn())) as String
Dim sSql As String
Dim i As Integer
	sSql = "SELECT ""Column"", ""Name"" FROM ""AddressColumns"";"
	oResult = oConnection.createStatement().executeQuery(sSql)
	While oResult.next()
		mAlias(i) = """" &amp; EscapeApostrophe(oResult.getString(1)) &amp; _
					""" AS """ &amp; EscapeApostrophe(oResult.getString(2)) &amp; """"
		i = i + 1
	WEnd
	GetAddressAlias = join(mAlias, ", ")
End Function


Function GetAddressColumn(Optional nIndex As Integer) As Variant
Dim mColumn(36) As String
	mColumn = Array("First Name",_
					"Last Name",_
					"Display Name",_
					"Nickname",_
			        "Primary Email",_
					"Secondary Email",_
					"Mail Format",_
       				"Work Phone",_
					"Home Phone",_
					"Fax Number",_
					"Pager Number",_
					"Mobile Number",_
			        "Home Address",_
					"Home Address2",_
					"Home City",_
					"Home State",_
					"Home Zipcode",_
					"Home Country",_
					"Work Address",_
					"Work Address2",_
					"Work City",_
					"Work State",_
					"Work Zip",_
					"Work Country",_
					"Job Title",_
					"Department",_
					"Organization",_
					"Web Page 1",_
					"Web Page 2",_
					"Birth Year",_
					"Birth Month",_
					"Birth Day",_
					"Custom 1",_
					"Custom 2",_
					"Custom 3",_
					"Custom 4",_
					"Notes")
	If IsMissing(nIndex) Then
		GetAddressColumn = mColumn()
	Else
		GetAddressColumn = mColumn(nIndex)
	End If
End Function


Function GetAddressColumnId(oConnection As Object) As String
Dim oResult As Object
Dim sSql As String
	sSql = "SELECT ""Column"" FROM ""AddressColumns"" WHERE ""ID"" = " &amp; nAddressColumnId &amp; ";"
	oResult = oConnection.createStatement().executeQuery(sSql)
	While oResult.next()
		GetAddressColumnId = oResult.getString(1)
	WEnd
End Function


Function GetAddressColumns(oConnection As Object) As String
Dim oResult As Object
Dim mColumns(UBound(GetAddressColumn())) As String
Dim sSql As String
Dim i As Integer
	sSql = "SELECT ""Name"" FROM ""AddressColumns"";"
	oResult = oConnection.createStatement().executeQuery(sSql)
	While oResult.next()
		mColumns(i) = """" &amp; oResult.getString(1) &amp; """"
		i = i + 1
	WEnd
	GetAddressColumns = join(mColumns, ", ")
End Function


Function GetAddressColumnsType(oConnection As Object) As String
Dim oResult As Object
Dim mColumns(UBound(GetAddressColumn()) + 1) As String
Dim sSql As String
Dim i As Integer
	mColumns(0) = """ID"" INTEGER IDENTITY"
	i = i + 1
	sSql = "SELECT ""Name"" FROM ""AddressColumns"";"
	oResult = oConnection.createStatement().executeQuery(sSql)
	While oResult.next()
		mColumns(i) = """" &amp; oResult.getString(1) &amp; """ VARCHAR(256)"
		i = i + 1
	WEnd
	GetAddressColumnsType = join(mColumns, ", ")
End Function


Function GetAddressDataBase(oConnection As Object) As String
Dim oResult As Object
Dim sSql As String
	sSql = "SELECT ""DataBase"" FROM ""Filter"" WHERE ""ID"" = 1;"
	oResult = oConnection.createStatement().executeQuery(sSql)
	While oResult.next()
		GetAddressDataBase = oResult.getString(1)
	WEnd
End Function


Function GetAddressQueries(nType As String, _
						   Optional nIndex As Integer, _
						   Optional oConnection As Object) As Variant
Dim mQueries(1) As String
	mQueries = Array("GContactOOoQueryAddress",_
					 "GContactOOoQueryAddressList")
	Select Case nType:
		Case "LBound":
			GetAddressQueries = LBound(mQueries())
		Case "UBound":
			GetAddressQueries = UBound(mQueries())		
		Case "Name":
			GetAddressQueries = mQueries(nIndex)
		Case "Sql":
			GetAddressQueries = GetAddressQueriesSql(oConnection, nIndex)			
	End Select
End Function


Function GetAddressQueriesSql(oConnection As Object, _
							  nIndex As Integer)
	Select Case nIndex
		Case 0:
			GetAddressQueriesSql = GetAddressQuery(oConnection)
		Case 1:
			GetAddressQueriesSql = GetAddressQueryList(oConnection)
	End Select
End Function


Function GetAddressQuery(oConnection As Object) As String
Dim sSql As String
	sSql = "SELECT " &amp; GetAddressAlias(oConnection) &amp; _
		   " FROM """ &amp; EscapeApostrophe(GetAddressTable(oConnection)) &amp; """;"
	GetAddressQuery = sSql
End Function


Function GetAddressQueryList(oConnection As Object) As String
Dim sColumnId As String
Dim sTable As String
Dim sSql As String
	sColumnId = EscapeApostrophe(GetAddressColumnId(oConnection))
	sTable = EscapeApostrophe(GetAddressTable(oConnection))
	sSql = "SELECT """ &amp; sColumnId &amp; """, """ &amp; sColumnId &amp; _
	""" FROM """ &amp; sTable &amp; _
	""" ORDER BY """ &amp; sColumnId &amp; """ ASC"
	GetAddressQueryList = sSql
End Function


Function GetAddressTable(oConnection As Object) As String
Dim oResult As Object
Dim sSql As String
	sSql = "SELECT ""Table"" FROM ""AddressTables"" WHERE ""ID"" = 2;"
	oResult = oConnection.createStatement().executeQuery(sSql)
	While oResult.next()
		GetAddressTable = oResult.getString(1)
	WEnd
End Function


Function GetConfigAccess(ByVal cNodePath As String, _
						 Optional bWriteAccess, _
						 Optional bEnableSync, _
						 Optional bLazyWrite) As Object
	If IsMissing(bWriteAccess) Then
		bWriteAccess = False
	EndIf
	If IsMissing(bEnableSync) Then
		bEnableSync = True
	EndIf
	If IsMissing(bLazyWrite) Then
		bLazyWrite = False
	EndIf
	Dim oConfigProvider As Object
	oConfigProvider = GetProcessServiceManager().createInstanceWithArguments("com.sun.star.configuration.ConfigurationProvider", Array(MakePropertyValue("enableasync", bEnableSync)))
	Dim cServiceName As String
	If bWriteAccess Then
		cServiceName = "com.sun.star.configuration.ConfigurationUpdateAccess"
	Else
		cServiceName = "com.sun.star.configuration.ConfigurationAccess"
	EndIf
	Dim oConfigAccess As Object
	oConfigAccess = oConfigProvider.createInstanceWithArguments(cServiceName, Array(MakePropertyValue("nodepath", cNodePath), MakePropertyValue("lazywrite", bLazyWrite)))
	GetConfigAccess() = oConfigAccess
End Function


Function GetEmailAddress(oConnection As Object) As Variant
Dim oResult As Object
Dim mValues() As String
Dim sSql As String
Dim n As Integer, j As Integer
	sSql = "SELECT (SELECT COUNT(""Email"") ""Count"" FROM ""Address"")," &amp; _
	"""Email"" FROM ""Address"";"
	oResult = oConnection.createStatement().executeQuery(sSql)
	If oResult.next() Then
		Redim mValues(oResult.getInt(1) -1)
		mValues(n) = oResult.getString(2)
		n = n + 1
		While oResult.next()
			j = oResult.getInt(1)
			mValues(n) = oResult.getString(2)
			n = n + 1
		Wend
		'mValues = EscapeApostrophe(mValues)
	End If
	GetEmailAddress = mValues
End Function


Function GetHide(oConnection As Object) As Integer
Dim oResult As Object
Dim sSql As String
	sSql = "SELECT CASEWHEN(""Hide"", 1, 0) FROM ""Filter"" WHERE ""ID"" = 1;"
	oResult = oConnection.createStatement().executeQuery(sSql)
	While oResult.next()
		GetHide = oResult.getInt(1)
	WEnd
End Function


Sub GetInfo()
    oInfos = GetConfigAccess("/org.openoffice.UserProfile/Data")
End Sub


Function GetMaxSize(oConnection As Object) As Integer
Dim oResult As Object
Dim sSql As String
	sSql = "SELECT ""MaxSize"" FROM ""Filter"" WHERE ""ID"" = 1;"
	oResult = oConnection.createStatement().executeQuery(sSql)
	While oResult.next()
		GetMaxSize = oResult.getInt(1)
	WEnd
End Function


Function GetResultSet(oResultSet As Object)
Dim mValues() As String
Dim i As Integer
	ReDim mValues(oResultSet.MetaData.ColumnCount -1)
	If oResultSet.next() Then
		For i = LBound(mValues) To UBound(mValues)
			mValues(i) = oResultSet.getString(i +1)
		Next i
	End If
	GetResultSet = mValues
End Function


Function GetResultSetValues(oResultSet As Object)
	GetResultSetValues = join(EscapeApostrophe(GetResultSet(oResultSet)), "', '")
End Function


Function GetSqlInsertAddress(oConnection As Object) As String
Dim sSql As String
	sSql = "INSERT INTO ""AddressMerge"" (" &amp; GetAddressColumns(oConnection) &amp; ") " &amp; _
		   "VALUES ('"
	GetSqlInsertAddress = sSql
End Function


Function GetSqlSelectAddress(oConnection As Object) As String
Dim sSql As String
	sSql = "SELECT " &amp; GetAddressAlias(oConnection) &amp; " " &amp; _
	"FROM """ &amp; GetAddressTable(oConnection) &amp; """ " &amp; _
	"WHERE """ &amp; GetAddressColumnId(oConnection) &amp; """ = "
	GetSqlSelectAddress = sSql
End Function


Function GetTemplate(oConnection As Object) As String
Dim sSql As String
	sSql = "SELECT ""File"" FROM ""Models"" " &amp; _
	"WHERE ""ID"" = (SELECT ""Model"" FROM ""Filter"" WHERE ""ID"" = 1);"
	GetTemplate = GetResultSetValues(oConnection.createStatement().executeQuery(sSql))
End Function


Sub InsertAddress(oConnection As Object, _
				  mValues As Variant)
Dim sSql As String
Dim oResultSet as Object
Dim oStatement: oStatement = oConnection.createStatement()
Dim i As Integer
	For i = LBound(mValues) To UBound(mValues)
		sSql = "SELECT ""Email"" FROM ""Address"" " &amp; _
		"WHERE ""Email"" = '" &amp; mValues(i) &amp; "';" 
		oResultSet = oStatement.executeQuery(sSql)
		If Not oResultSet.isBeforeFirst() Then
			sSql = "INSERT INTO ""Address"" (""Email"") " &amp; _
			"VALUES ('" &amp; mValues(i) &amp; "');"
			oStatement.executeUpdate(sSql)
		End If
	Next i
End Sub


Sub InsertAddressMerge(oConnection As Object, _
					   sSql As String, _
					   oResult As Object)
	oConnection.createStatement().executeQuery(sSql &amp; GetResultSetValues(oResult) &amp; "');")
End Sub


Sub InsertModels(oConnection As Object, _
				 sValue As String)
Dim sSql As String
	sSql = "INSERT INTO ""Models"" (""Model"") VALUES ('" &amp; sValue &amp; "');"
	oConnection.createStatement().executeUpdate(sSql)
End Sub


Sub MakeAddressMerge(oConnection As Object)
	If oConnection.Tables.hasByName("AddressMerge") Then
		Exit Sub
	End If
	Dim sSql As String
	sSql = "CREATE TABLE ""AddressMerge"" (" &amp; GetAddressColumnsType(oConnection) &amp; ");"
	oConnection.createStatement().executeQuery(sSql)
End Sub


Sub MakeAddressQueries(oConnection As Object, _
					   sDataSourceName As String)
Dim oContext As Object
Dim oDataSource As Object
Dim oQueryDefinitions As Object
Dim i As Integer
	oContext = createUnoService("com.sun.star.sdb.DatabaseContext")
	oDataSource = oContext.getByName(sDataSourceName)
	oQueryDefinitions = oDataSource.getQueryDefinitions()
	For i = GetAddressQueries("LBound") To GetAddressQueries("UBound")
		MakeAddressQuery(oConnection, oQueryDefinitions, GetAddressQueries("Name", i), i) 
	Next i
	oDataSource.DatabaseDocument.Store
End Sub


Sub MakeAddressQuery(oConnection As Object, _
					 oQueryDefinitions As Object, _
					 sQueryName As String, _
					 nIndex As Integer) 
Dim oQueryDefinition As Object
	If oQueryDefinitions.hasByName(sQueryName) Then
		oQueryDefinitions.removeByName(sQueryName)
	End If
	oQueryDefinition = createUnoService("com.sun.star.sdb.QueryDefinition")
	oQueryDefinition.Command = GetAddressQueries("Sql", nIndex, oConnection)
	oQueryDefinitions.insertByName(sQueryName, oQuerydefinition)
End Sub


Function MakePropertyValue(Optional cName As String, _
						   Optional uValue) As com.sun.star.beans.PropertyValue
Dim oPropertyValue As Object
	oPropertyValue = createUnoStruct("com.sun.star.beans.PropertyValue")
	If Not IsMissing(cName) Then
		oPropertyValue.Name = cName
	EndIf
	If Not IsMissing(uValue) Then
		oPropertyValue.Value = uValue
	EndIf
	MakePropertyValue() = oPropertyValue
End Function


Function OpenConnection(oConnection As Object, _
						sName as String, _
						sErrorMsg As String) As Boolean
Dim oContext As Object
Dim oDataBase As Object
  	On Error GoTo ErrorHandler
	oContext = CreateUnoService("com.sun.star.sdb.DatabaseContext")
	If oContext.hasByName(sName) Then
		oDataBase = oContext.getByName(sName)
		If  Not oDataBase.IsPasswordRequired Then
  			oConnection = oDataBase.GetConnection("","")
  			OpenConnection = True
  		Else
			sErrorMsg = "Cannot connect to database: '" &amp; sName &amp; "' !!!" &amp; _
						"This database require a password!!!"
		End If
	Else
		sErrorMsg = "Cannot connect to database: '" &amp; sName &amp; "' !!!" &amp; _
					"This database is not registred in OpenOffice!!!"
	End If	
	On Error GoTo 0
ExitHandler:
	Exit Function
ErrorHandler:
    sErrorMsg = "Error: " &amp; Error
    GoTo ExitHandler	
End Function


Sub UpdateAddressColumns(oConnection As Object, _
						 oColumns As Object)
Dim oStatement As Object
Dim sSql As String
Dim i As Integer
	oStatement = oConnection.createStatement()
	sSql = "DELETE FROM ""AddressColumns""; " &amp; _
		   "ALTER TABLE ""AddressColumns"" ALTER COLUMN ""ID"" RESTART WITH 1;"
	oStatement.executeQuery(sSql)
	For i = 0 To (oColumns.Count - 1)
		sSql = "INSERT INTO ""AddressColumns"" (""Column"", ""Name"") " &amp; _
			   "VALUES ('" &amp; EscapeApostrophe(oColumns.getByIndex(i).Name) &amp; "', '" &amp; _
			   				 GetAddressColumn(i) &amp; "');"
		oStatement.executeUpdate(sSql)
	Next i
End Sub


Sub UpdateAddressTables(oConnection As Object, _
						oTables As Object)
Dim oStatement As Object
Dim sSql As String
Dim i As Integer
	oStatement = oConnection.createStatement()
	sSql = "DELETE FROM ""AddressTables""; " &amp; _
		   "ALTER TABLE ""AddressTables"" ALTER COLUMN ""ID"" RESTART WITH 1;"
	oStatement.executeQuery(sSql)
	For i = 0 To (oTables.Count - 1)
		sSql = "INSERT INTO ""AddressTables"" (""Table"") " &amp; _
			   "VALUES ('" &amp; EscapeApostrophe(oTables.getByIndex(i).Name) &amp; "');"
		oStatement.executeUpdate(sSql)
	Next i
End Sub


Sub UpdateFilter(oConnection As Object, _
				 sColumn As String, _
				 sValue As String)
Dim sSql As String
	sSql = "UPDATE ""Filter"" SET """ &amp; sColumn &amp; """ = '" &amp; _
	EscapeApostrophe(sValue) &amp; "' WHERE ""ID"" = 1;"
	oConnection.createStatement().executeUpdate(sSql)
End Sub


Sub UpdateFilterInteger(oConnection As Object, _
				 sColumn As String, _
				 nValue As Integer)
Dim sSql As String
	sSql = "UPDATE ""Filter"" SET """ &amp; sColumn &amp; """ = " &amp; _
	nValue &amp; " WHERE ""ID"" = 1;"
	oConnection.createStatement().executeUpdate(sSql)
End Sub


Sub UpdateTemplate(oConnection As Object, _
				   sValue As String)
Dim sSql As String
	sSql = "UPDATE ""Models"" SET ""File"" = '" &amp; EscapeApostrophe(sValue) &amp; "' " &amp; _
	"WHERE ""ID"" = (SELECT ""Model"" FROM ""Filter"" WHERE ""ID"" = 1);"
	oConnection.createStatement().executeUpdate(sSql)
End Sub

</script:module>
</file>

<file path=Basic/Standard/Dialog.xml><?xml version="1.0" encoding="utf-8"?>
<!DOCTYPE module  PUBLIC '-//OpenOffice.org//DTD OfficeDocument 1.0//EN'  'module.dtd'>
<script:module xmlns:script="http://openoffice.org/2000/script" script:name="Dialog" script:language="StarBasic">REM  *****  BASIC  *****

Option Explicit

Private oActiveConnection As Object
Private oDialog As Variant
Private oListener As Object


Sub ButtonCancel(oEvent As Object)
	oDialog.endExecute()
End Sub


Sub ButtonOk(oEvent As Object)
Dim oConnection As Object
Dim sDataSourceName As String
Dim nHide As Integer
	sDataSourceName = oDialog.getControl("ListAddressBook").SelectedItem
	If OpenConnection(oConnection, sDataSourceName, "") Then
		If Not CheckAddressTables(oActiveConnection, oConnection) Then
			UpdateAddressTables(oActiveConnection, oConnection.Tables)
		End If
		If Not CheckAddressColumns(oActiveConnection, oConnection) Then
			UpdateAddressColumns(oActiveConnection, oConnection.Tables.getByIndex(0).Columns)
			UpdateColumnId(GetAddressColumnId(oActiveConnection))
			MakeAddressQueries(oActiveConnection, sDataSourceName)
		End If
		If Not CheckAddressQuery(sDataSourceName) Then
			MakeAddressQueries(oActiveConnection, sDataSourceName)
		End If
		CloseConnection(oConnection)
		UpdateFilter(oActiveConnection, "DataBase", sDataSourceName)
		UpdateDataSource(sDataSourceName)
	End If
	UpdateFilterInteger(oActiveConnection, "MaxSize", oDialog.getControl("NumericMaxSize").value)
	nHide = oDialog.getControl("CheckHideMenu").state
	UpdateFilterInteger(oActiveConnection, "Hide", nHide)
	UpdateDocument(nHide)
	oDialog.endExecute()
End Sub


Sub DialogSetup(oConnection As Object, _
					   sMessage As String, _
					   Optional sDataSourceName As String)
Dim oContext As Object
Dim i As Integer
Dim j As Integer
	oActiveConnection = oConnection
	If Not DialogLibraries.isLibraryLoaded("Standard") Then
		DialogLibraries.loadLibrary("Standard")
	End If
	oContext = CreateUnoService("com.sun.star.sdb.DatabaseContext")
	oDialog = CreateUnoDialog(DialogLibraries.Standard.DialogSetup)
	For i = LBound(oContext.ElementNames) To UBound(oContext.ElementNames)
		If oContext.ElementNames(i) &lt;&gt; oConnection.Parent.Name Then
			oDialog.getControl("ListAddressBook").AddItem(oContext.ElementNames(i), j)
			j = j + 1
		End If
	Next i
	If Not IsMissing(sDataSourceName) And _
		   CheckAddressDataBase(sDataSourceName, sMessage) Then
		oDialog.getControl("ListAddressBook").SelectItem(sDataSourceName, True)
		oDialog.getControl("ButtonOk").Model.Enabled = True
	Else
		oDialog.getControl("ButtonOk").Model.Enabled = False
	End If
	oListener = CreateUnoListener("ListAddressBook_", "com.sun.star.awt.XActionListener")
	oDialog.getControl("ListAddressBook").addActionListener(oListener)
	oDialog.getControl("NumericMaxSize").value = GetMaxSize(oActiveConnection)
	oDialog.getControl("CheckHideMenu").state = GetHide(oActiveConnection)
	oDialog.getControl("TextMsg").text = sMessage
	oDialog.execute()
	oDialog.getControl("ListAddressBook").removeActionListener(oListener)
	oDialog.Dispose
End Sub


Sub ListAddressBook_ActionPerformed(oEvent As Object)
Dim sDataSourceName As String
Dim sErrorMsg As String
	sDataSourceName = oEvent.Source.SelectedItem
	If CheckAddressDataBase(sDataSourceName, sErrorMsg) Then
		oDialog.getControl("ButtonOk").Model.Enabled = True
		oDialog.getControl("TextMsg").text = sDataSourceName &amp; " seem to be a Thunderbird AddressBook..."
	Else
		oDialog.getControl("ButtonOk").Model.Enabled = False
		oDialog.getControl("TextMsg").text = sErrorMsg
	End If
End Sub

</script:module>
</file>

<file path=Basic/Standard/MailMerge.xml><?xml version="1.0" encoding="utf-8"?>
<!DOCTYPE module  PUBLIC '-//OpenOffice.org//DTD OfficeDocument 1.0//EN'  'module.dtd'>
<script:module xmlns:script="http://openoffice.org/2000/script" script:name="MailMerge" script:language="StarBasic">REM  *****  BASIC  *****

Option Explicit


Function CheckModelFile(sUrl As String) As Boolean
Dim oService As Object
	oService = createUnoService("com.sun.star.ucb.SimpleFileAccess")
	CheckModelFile = oService.exists(sUrl)
End Function


Function ExportToPdf(oDoc As Object, _
					 sUrl As String, _
					 Optional nRecordNumber As Integer, _
					 Optional nNumberOfPage As Integer) As Boolean
	If IsMissing(nRecordNumber) Then
		nRecordNumber = 0
	End If
	If IsMissing(nNumberOfPage) Then
		nNumberOfPage = oDoc.CurrentController.PageCount -1
	End If
	Dim sPageRange As String
	sPageRange = (nRecordNumber * nNumberOfPage) +1
	If nNumberOfPage &gt; 1 Then
		sPageRange = sPageRange &amp; "-" &amp; (nRecordNumber * nNumberOfPage) + nNumberOfPage
	End If
	Dim aProp1(2) As New com.sun.star.beans.PropertyValue
	aProp1(0).Name = "FilterName"
	aProp1(0).Value = "writer_pdf_Export"	
	aProp1(1).Name = "Overwrite"
	aProp1(1).Value = True
	Dim aProp2(0) As New com.sun.star.beans.PropertyValue
	aProp2(0).Name = "PageRange"
	aProp2(0).Value = sPageRange
	aProp1(2).Name = "FilterData"
	aProp1(2).Value = aProp2
	oDoc.storeToURL(sUrl, aProp1())
end Function


Function GetConfigSetting(sPath As String, _
						  sName As String) As String
Dim oConfig As Object
Dim oSetting As Object
Dim aParam(0) As New com.sun.star.beans.PropertyValue
	aParam(0).Name = "nodepath"
	aParam(0).Value = sPath
	oConfig = createUnoService("com.sun.star.configuration.ConfigurationProvider")
	oSetting = oConfig.createInstanceWithArguments("com.sun.star.configuration.ConfigurationAccess", aParam())
	GetConfigSetting = oSetting.getByName(sName)
End Function


Function GetDocumentUrl(sModelUrl As String, sReportUrl As String) As String
Dim oDoc As Object
	oDoc = OpenDocument(sModelUrl, True)
	If oDoc.TextFrames.hasByName("Details") Then
		oDoc.TextFrames.getByName("Details").createTextCursor.insertDocumentFromURL(sReportUrl, Array())
	End If
	oDoc.storeAsURL(sReportUrl, Array())
	GetDocumentUrl() = oDoc.getLocation()
	oDoc.close(True)
End Function


Function GetIndexedUrl(ByVal oUrl As com.sun.star.util.URL, _
					   nIndex As Integer, _
					   Optional sExtension As String, _
					   Optional sFileName As String) As com.sun.star.util.URL
Dim sIndex As String
	If Not GlobalScope.BasicLibraries.isLibraryLoaded("Tools") Then
		GlobalScope.BasicLibraries.loadLibrary("Tools")
	End If
	If IsMissing(sExtension) Then
		sExtension = GetFileNameExtension(oUrl.Name)
	End If
	If IsMissing(sFileName) Then
		sFileName = GetFileNameWithoutExtension(oUrl.Name)
	End If
	If nIndex &gt;= 0 Then
		sIndex = nIndex
	End If
	Dim sIndexedUrl As String
	sIndexedUrl = oUrl.Protocol &amp; oUrl.Path &amp; sFileName &amp; sIndex &amp; "." &amp; sExtension
	GetIndexedUrl = GetUrlFromString (sIndexedUrl)
End Function


Function GetReportUrl(oConnection As Object, _
					  ByVal sReportName As String, _
					  oReportUrl As com.sun.star.util.URL, _
					  sErrorMsg As String) As Boolean
Dim oReports As Object
Dim oReport As Object
Dim aProp(2) As New com.sun.star.beans.PropertyValue
	oReports = oConnection.Parent.DatabaseDocument.ReportDocuments
	If Not oReports.hasElements() Then
		sErrorMsg = "Can't find: " &amp; sReportName &amp; " ORB!!!"
		GetReportUrl = False
		Exit Function
	End If
	aProp(0).Name = "ActiveConnection"
	aProp(0).Value = oConnection
	aProp(1).Name = "OpenMode"
	aProp(1).Value = "open"
	aProp(2).Name = "Hidden"
	aProp(2).Value = True
	If Not oReports.hasByName(sReportName) Then
		sReportName = oReports.ElementNames(0)
	End If
	oReport = oReports.loadComponentFromUrl(sReportName, "_hidden", 0, aProp)
	oReportUrl = GetUrlFromString(oReport.getLocation())
	GetReportUrl = True
	oReport.close(True)
End Function


Function GetUrlFromString(ByVal sUrl As String ) As com.sun.star.util.URL
Dim oUrlTransformer As Object
Dim oUrl As New com.sun.star.util.URL
	oUrl.Complete = sUrl
	oUrlTransformer = createUnoService("com.sun.star.util.URLTransformer")
	oUrlTransformer.parseStrict(oUrl)
	GetUrlFromString = oUrl
End Function


Sub MakeMailMerge(oConnection As Object, sModelUrl As String, sUrl As String)
Dim oMailMerge As Object
	oMailMerge = CreateUnoService("com.sun.star.text.MailMerge")
	With oMailMerge
		.DocumentUrl = GetDocumentUrl(sModelUrl, sUrl)
		.OutputType = com.sun.star.text.MailMergeType.FILE
		.DataSourceName = oConnection.Parent.Name
		.CommandType = com.sun.star.sdb.CommandType.TABLE
		.Command = "MailMerge"
		.SaveAsSingleFile = True
		.execute(Array())
		.dispose()
	End With
End Sub


Function MergeMail(oMergeConnection As Object, _
				   oAddressConnection As Object, _
				   sErrorMsg As String) As Boolean
Dim oSmtpService As Object
Dim bEmail As Boolean
Dim bPdf As Boolean
Dim sModel As String
Dim sModelUrl As String

Dim mTo() As String
Dim sFrom As String
Dim sSubject As String
Dim sBody As String
Dim oBody As Object
Dim mAttachments() As Object
Dim nMaxSize As Integer

Dim oReportUrl As New com.sun.star.util.URL
Dim oDoc As Object
Dim oPdfUrl As Object 
Dim nPage As Integer
Dim sSqlSelect As String
Dim sSqlInsert As String
Dim oStatment As Object
Dim oResultSet As Object
Dim i As Integer
	mTo = GetEmailAddress(oMergeConnection)
	If UBound(mTo) = -1 Then
		sErrorMsg = "No address selected!!! Check your settings"
		Exit Function
	End If
	If oMergeConnection.Tables.hasByName("AddressMerge") Then
		DeleteAddressMerge(oMergeConnection)
	Else
		MakeAddressMerge(oMergeConnection)
	End If
	sSqlSelect = GetSqlSelectAddress(oMergeConnection)
	sSqlInsert = GetSqlInsertAddress(oMergeConnection)
	For i = LBound(mTo) To UBound(mTo)
		InsertAddressMerge(oMergeConnection, sSqlInsert, GetAddress(oAddressConnection, sSqlSelect, mTo(i)))
	Next i
	oStatment = oMergeConnection.prepareCommand("QueryModelFilter", 1)
	oResultSet = oStatment.executeQuery()
	If oResultSet.next() Then
		sModel = oResultSet.getString(1)
		bEmail = oResultSet.getBoolean(2)
		sSubject = oResultSet.getString(3)
		sBody = oResultSet.getString(4)
		bPdf = oResultSet.getBoolean(5)
		sModelUrl = ConvertToURL(oResultSet.getString(6))
		nMaxSize = oResultSet.getInt(7)
		i = oResultSet.getInt(8)
		If bPdf Then
			ReDim mAttachments(i)
		ElseIf i &gt; 0 Then
			ReDim mAttachments(i -1)
		End If
	Else
		sErrorMsg = "DataBase Error!!! Check 'Models' table"
		Exit Function
	End If
	If Not CheckModelFile(sModelUrl) Then
		sErrorMsg = "No master document provided!!! Check your configuration"
		Exit Function
	End If
	i = 0
	If bPdf Then
		If Not GetReportUrl(oMergeConnection, sModel, oReportUrl, sErrorMsg) Then
			Exit Function
		End If
		MakeMailMerge(oMergeConnection, sModelUrl, oReportUrl.Main)
		oDoc = OpenDocument(GetIndexedUrl(oReportUrl, 0).Main, True)
		oPdfUrl = GetIndexedUrl(oReportUrl, -1, "pdf", sModel)
		nPage = (oDoc.CurrentController.PageCount -1) / (UBound(mTo()) +1)
		If bEmail Then
			mAttachments(i) = oPdfUrl
			i = i + 1
		End If
	End If
	If bEmail Then
		If Not GetSmtpService(oSmtpService) Then
			sErrorMsg = "Cannot connect to your Email Provider!!! Check your settings"
			Exit Function
		End If
		sFrom = GetConfigSetting("/org.openoffice.Office.Writer/MailMergeWizard", "MailAddress")
		oBody = SetMailBody(sBody)
		oStatment = oMergeConnection.prepareCommand("QueryFileFilter", 1)
		oResultSet = oStatment.executeQuery()
		While oResultSet.next()
			mAttachments(i) = GetUrlFromString(ConvertToURL(oResultSet.getString(1)))
			i = i + 1
		Wend
		If Not SetMailAttachments(mAttachments, bPdf, nMaxSize, sErrorMsg) Then
			oSmtpService.Disconnect()
			Exit Function
		End If
	End If
	For i = LBound(mTo) To UBound(mTo)
		If bPdf Then
			If Not bEmail Then
				oPdfUrl = GetIndexedUrl(oReportUrl, i, "pdf", sModel)
			End If
			ExportToPdf(oDoc, oPdfUrl.Main, i, nPage)
		End If
		If bEmail Then
			If Not SendMailMessage(oSmtpService, mTo(i), sFrom, sSubject, oBody, sErrorMsg) Then
				On Error GoTo 0
				Exit Function
			End If
		End If
	Next i
	If bEmail Then 
		oSmtpService.Disconnect()
		sErrorMsg = "Email has been send to the addresses:" &amp; CHR(13) &amp; _
					join(mTo(), CHR(13))
	End If
	If bPdf Then 
		oDoc.close(True)
		If Not bEmail Then
			OpenPdfFile(oPdfUrl)
		End If
	End If
	MergeMail = True
End Function


Function OpenDocument(sUrl As String,_
					  Optional bHidden As Boolean)
	If IsMissing(bHidden) Then
		bHidden = True
	End If
	Dim aProp(0) As New com.sun.star.beans.PropertyValue
	aProp(0).Name = "Hidden"
	aProp(0).Value = bHidden
	If bHidden Then
		OpenDocument = StarDesktop.loadComponentFromUrl(sUrl, "_hidden", 0, aProp())
	Else
		OpenDocument = StarDesktop.loadComponentFromUrl(sUrl, "_blank", 0, aProp())
	End If
End Function


Function OpenPdfFile(oUrl As com.sun.star.util.URL) As String
Dim oFileDialog As Object
Dim aFilterNames(0) As String
Dim nStatus As Integer
	If Not GlobalScope.BasicLibraries.isLibraryLoaded("Tools") Then
		GlobalScope.BasicLibraries.LoadLibrary("Tools")
	End If
	aFilterNames(0) = "*.pdf"
	oFileDialog = CreateUnoService("com.sun.star.ui.dialogs.FilePicker")
	AddFiltersToDialog(aFilterNames(), oFileDialog)
	oFileDialog.SetDisplayDirectory(oUrl.Protocol &amp; oUrl.Path)
	nStatus = oFileDialog.Execute()
	If nStatus = 1 Then
		OpenDocument(oFileDialog.Files(0), False)
	End If
	oFileDialog.Dispose()
End Function

</script:module>
</file>

<file path=Basic/Standard/MailMessage.xml><?xml version="1.0" encoding="utf-8"?>
<!DOCTYPE module  PUBLIC '-//OpenOffice.org//DTD OfficeDocument 1.0//EN'  'module.dtd'>
<script:module xmlns:script="http://openoffice.org/2000/script" script:name="MailMessage" script:language="StarBasic">REM  *****  BASIC  *****

Option Explicit

Private sMailBody As String
Private mMailAttachments() As Object


Function Attachment_GetTransferData(oFlavor) As any
	If oFlavor.MimeType = GetAttachmentType() Then
      	Attachment_GetTransferData = GetAttachmentContent()
   End If
End Function


Function Attachment_GetTransferDataFlavors()
Dim oFlavor As New com.sun.star.datatransfer.DataFlavor
	oFlavor.MimeType = GetAttachmentType()
	oFlavor.HumanPresentableName = GetAttachmentType()
	Attachment_GetTransferDataFlavors = Array(oFlavor)
End Function


Function Attachment_isDataFlavorSupported(x As Object)
   Attachment_isDataFlavorSupported = (x.MimeType = GetAttachmentType())
End Function


Function Body_GetTransferDataFlavors()
Dim oFlavor As New com.sun.star.datatransfer.DataFlavor
	oFlavor.MimeType = "text/plain;charset=utf-16"
	oFlavor.HumanPresentableName = "Unicode text"
	Body_GetTransferDataFlavors = Array(oFlavor)
End Function


Function Body_GetTransferData(oFlavor) As any
	If (oFlavor.MimeType = "text/plain;charset=utf-16") Then
		Body_GetTransferData = sMailBody
	End If
End Function


Function Body_isDataFlavorSupported(x As Object)
	Body_isDataFlavorSupported = (x.MimeType = "text/plain;charset=utf-16")
End Function


Function CheckAttachments(mUrls As Object, _
						  bSkipFirst As Boolean, _
						  nMaxSize As Integer, _
						  sErrorMsg As String) As Boolean
Dim oService As Object
Dim nSize As Long
Dim nMax As Long
Dim i As Integer
	nMax = nMaxSize * 1024 * 1024
	oService = createUnoService("com.sun.star.ucb.SimpleFileAccess")
	For i = LBound(mUrls) To UBound(mUrls)
		If Not (bSkipFirst And i = LBound(mUrls)) Then
			If  Not oService.exists(mUrls(i).Main) Then
				sErrorMsg = "Cannot find attached File :" &amp; CHR(13) &amp; _ 
							ConvertFromUrl(mUrls(i).Main)
				Exit Function
			End If
			nSize = oService.getSize(mUrls(i).Main)
			If nSize = 0 Or nSize &gt; nMax Then
				sErrorMsg = "Attached File has not a valid size!!!" &amp; CHR(13) &amp; _
							ConvertFromUrl(mUrls(i).Name)
				Exit Function
			End If
		End If
	Next i
   	CheckAttachments = True
End Function


Function CheckAttachmentsType(mUrls As Object, _
							bPdf As Boolean)
Dim oDetection As Object
Dim mTypes As Object
Dim sType As String
Dim i As Integer
Dim j As Integer  
	oDetection = CreateUnoService("com.sun.star.document.TypeDetection")
	For i = LBound(mUrls) To UBound(mUrls)
		mUrls(i).Arguments = "application/octet-stream"
		If bPdf And i = LBound(mUrls) Then
			mUrls(i).Arguments = "application/pdf"
		Else
			sType = oDetection.queryTypeByUrl(mUrls(i).Main)
			If oDetection.hasByName(sType) Then
				mTypes = oDetection.getByName(sType)
				For j = LBound(mTypes) To UBound(mTypes)
					If mTypes(j).Name = "MediaType" Then
						mUrls(i).Arguments = mTypes(j).Value
					End If
				Next j
			End If
		End If
	Next i
End Function


Function GetAttachment(oUrl As com.sun.star.util.URL) As Object
Dim oAttachment As Object
	oAttachment = CreateObject("com.sun.star.mail.MailAttachment")
	oAttachment.Data = CreateUNOListener("Attachment_", "com.sun.star.datatransfer.XTransferable")
	oAttachment.ReadableName = ConvertFromUrl(oUrl.Name)
	GetAttachment = oAttachment
End Function


Function GetAttachmentContent() As Object
Dim oService As Object
Dim oFile As Object
Dim oUrl As Object
Dim mData() As Byte
	oUrl = GetAttachmentUrl(True)
	oService = createUnoService("com.sun.star.ucb.SimpleFileAccess")
	oFile = oService.OpenFileRead(oUrl.Main)
	oFile.ReadBytes(mData(), oService.getSize(oUrl.Main))
	oFile.CloseInput
   	GetAttachmentContent = CreateUnoValue("[]byte", mData())
End Function


Function GetAttachmentType() As String
Dim oUrl As Object
	oUrl = GetAttachmentUrl(False)
	GetAttachmentType = ConvertFromUrl(oUrl.Arguments)
End Function


Function GetAttachmentUrl(bMark As Boolean) As com.sun.star.util.URL
Dim i As Integer
	For i = LBound(mMailAttachments()) To UBound(mMailAttachments())
		If mMailAttachments(i).Mark &lt;&gt; "Done" Then
			If bMark Then
				mMailAttachments(i).Mark = "Done"
			End If
			GetAttachmentUrl = mMailAttachments(i)
			Exit Function
		End If
	Next i
End Function


Function SendMailMessage(oSmtpService As Object, _
						 sTo As String, _
						 sFrom As String, _
						 sSubject As String, _
						 oBody As Object, _
						 sErrorMsg As String) As Boolean
Dim oMail As Object
Dim i As Integer
	On Error GoTo ErrorHandler
	oMail = com.sun.star.mail.MailMessage.create(sTo, sFrom, sSubject, oBody)
	For i = LBound(mMailAttachments) To UBound(mMailAttachments)
		oMail.addAttachment(GetAttachment(mMailAttachments(i)))
	Next i
	oSmtpService.SendMailMessage(oMail)
	For i = LBound(mMailAttachments) To UBound(mMailAttachments)
		mMailAttachments(i).Mark = ""
	Next i
	SendMailMessage = True
	On Error GoTo 0
ExitHandler:
	Exit Function
ErrorHandler:
	sErrorMsg = "Error in Function 'SendMailMessage' at line:" &amp; Erl &amp; CHR(13) &amp; _
				"Error code: " &amp; Err &amp; CHR(13) &amp; _
				"Error message: " &amp; Error
	Goto ExitHandler
End Function


Function SetMailAttachments(mUrls As Object, _
							bPdf As Boolean, _
							nMaxSize As Integer, _
							sErrorMsg As String) As Boolean
	If CheckAttachments(mUrls, bPdf, nMaxSize, sErrorMsg) Then
		CheckAttachmentsType(mUrls, bPdf)
		mMailAttachments = mUrls
		SetMailAttachments = True
		Exit Function
	End If
End Function


Function SetMailBody(sBody As String)
	sMailBody = sBody
	SetMailBody = CreateUNOListener("Body_", "com.sun.star.datatransfer.XTransferable")
End Function

</script:module>
</file>

<file path=Basic/Standard/SmtpService.xml><?xml version="1.0" encoding="utf-8"?>
<!DOCTYPE module  PUBLIC '-//OpenOffice.org//DTD OfficeDocument 1.0//EN'  'module.dtd'>
<script:module xmlns:script="http://openoffice.org/2000/script" script:name="SmtpService" script:language="StarBasic">REM  *****  BASIC  *****

Option Explicit


Function GetSmtpService(oSmtpService As Object) As Boolean
Dim oProvider As Object
Dim oServer As Object
Dim oUser As Object
	oProvider = CreateUnoService("com.sun.star.mail.MailServiceProvider")
	oSmtpService = oProvider.Create("com.sun.star.mail.SMTP")
	oServer = CreateUnoListener("Server_", "com.sun.star.uno.XCurrentContext")
	oUser = CreateUnoListener("User_", "com.sun.star.mail.XAuthenticator")
	oSmtpService.Connect(oServer, oUser)
	GetSmtpService = oSmtpService.isConnected
End Function


Function Server_GetValueByName(sName) As Any
Dim sValue As String
	Select Case sName
		Case "ServerName"
			Server_GetValueByName = GetConfigSetting("/org.openoffice.Office.Writer/MailMergeWizard", "MailServer")
		Case "Port"
			Server_GetValueByName = GetConfigSetting("/org.openoffice.Office.Writer/MailMergeWizard", "MailPort")
		Case "ConnectionType"
			sValue = GetConfigSetting("/org.openoffice.Office.Writer/MailMergeWizard", "IsSecureConnection")
			If sValue Then
				Server_GetValueByName = "SSL"
			Else
				Server_GetValueByName = "Insecure"
			End If	
	End Select
End Function


Function User_GetUserName() As Any
	User_GetUserName = GetConfigSetting("/org.openoffice.Office.Writer/MailMergeWizard", "MailUserName")
End Function


Function User_GetPassword() As Any
	User_GetPassword = GetConfigSetting("/org.openoffice.Office.Writer/MailMergeWizard", "MailPassword")
End Function

</script:module>
</file>

<file path=Basic/Standard/_License.xml><?xml version="1.0" encoding="utf-8"?>
<!DOCTYPE module  PUBLIC '-//OpenOffice.org//DTD OfficeDocument 1.0//EN'  'module.dtd'>
<script:module xmlns:script="http://openoffice.org/2000/script" script:name="_License" script:language="StarBasic">'								Copyright 2015-2016 Pierre Vacher

REM =======================================================================================================================
REM ===					The GContactOOoPdf library is a part of a personnal project.								===
REM ===				Full documentation is available on https://github.com/prrvchr/GContactOOoPdf						===
REM =======================================================================================================================

'	GContactOOoPdf is distributed in the hope that it will be useful,
'	but WITHOUT ANY WARRANTY; without even the implied warranty of 
'	MERCHANTABILITY or FITNESS FOR A PARTICULAR PURPOSE.

'	GContactOOoPdf is free software; you can redistribute it and/or modify it under the terms of either (at your option):
'
'	1) The Mozilla Public License, v. 2.0. If a copy of the MPL was not
'	distributed with this file, you can obtain one at http://mozilla.org/MPL/2.0/ .
'
'	2) The GNU Lesser General Public License as published by
'	the Free Software Foundation, either version 3 of the License, or
'	(at your option) any later version. If a copy of the LGPL was not
'	distributed with this file, see http://www.gnu.org/licenses/ .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_License"/>
  <library:element library:name="MailMerge"/>
  <library:element library:name="Dialog"/>
  <library:element library:name="Control"/>
  <library:element library:name="DataBase"/>
  <library:element library:name="SmtpService"/>
  <library:element library:name="MailMessag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Setup.xml><?xml version="1.0" encoding="utf-8"?>
<!DOCTYPE window  PUBLIC '-//OpenOffice.org//DTD OfficeDocument 1.0//EN'  'dialog.dtd'>
<dlg:window xmlns:dlg="http://openoffice.org/2000/dialog" xmlns:script="http://openoffice.org/2000/script" dlg:id="DialogSetup" dlg:left="86" dlg:top="52" dlg:width="149" dlg:height="130" dlg:closeable="true" dlg:moveable="true">
  <dlg:styles>
    <dlg:style dlg:style-id="0" dlg:background-color="0xdddddd"/>
  </dlg:styles>
  <dlg:bulletinboard>
    <dlg:button dlg:id="ButtonOk" dlg:tab-index="2" dlg:left="102" dlg:top="112" dlg:width="40" dlg:height="12" dlg:value="Ok">
      <script:event script:event-name="on-performaction" script:macro-name="vnd.sun.star.script:Standard.Dialog.ButtonOk?language=Basic&amp;location=document" script:language="Script"/>
    </dlg:button>
    <dlg:button dlg:id="ButtonCancel" dlg:tab-index="3" dlg:left="55" dlg:top="112" dlg:width="40" dlg:height="12" dlg:value="Cancel">
      <script:event script:event-name="on-performaction" script:macro-name="vnd.sun.star.script:Standard.Dialog.ButtonCancel?language=Basic&amp;location=document" script:language="Script"/>
    </dlg:button>
    <dlg:numericfield dlg:id="NumericMaxSize" dlg:tab-index="4" dlg:left="8" dlg:top="20" dlg:width="27" dlg:height="10" dlg:decimal-accuracy="0" dlg:thousands-separator="true" dlg:value-min="0" dlg:value-max="100" dlg:spin="true"/>
    <dlg:text dlg:style-id="0" dlg:id="LabelMaxSize" dlg:tab-index="5" dlg:left="38" dlg:top="20" dlg:width="104" dlg:height="10" dlg:value="Attachment file max size (Mo)" dlg:valign="center"/>
    <dlg:textfield dlg:style-id="0" dlg:id="TextMsg" dlg:tab-index="7" dlg:left="8" dlg:top="50" dlg:width="134" dlg:height="55" dlg:vscroll="true" dlg:multiline="true" dlg:readonly="true"/>
    <dlg:text dlg:style-id="0" dlg:id="LabelAddressBook" dlg:tab-index="0" dlg:left="70" dlg:top="5" dlg:width="72" dlg:height="10" dlg:page="1" dlg:value="Thunderbird AddressBook" dlg:valign="center" dlg:nolabel="true"/>
    <dlg:menulist dlg:id="ListAddressBook" dlg:tab-index="1" dlg:left="8" dlg:top="5" dlg:width="58" dlg:height="10" dlg:spin="true" dlg:linecount="-1"/>
    <dlg:checkbox dlg:style-id="0" dlg:id="CheckHideMenu" dlg:tab-index="6" dlg:left="8" dlg:top="35" dlg:width="134" dlg:height="10" dlg:value="Hide Menu/Rule" dlg:valign="center" dlg:checked="fals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Setup"/>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